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3cm"/>
    </style:style>
    <style:style style:name="co2" style:family="table-column">
      <style:table-column-properties fo:break-before="auto" style:column-width="2.868cm"/>
    </style:style>
    <style:style style:name="co3" style:family="table-column">
      <style:table-column-properties fo:break-before="auto" style:column-width="3.411cm"/>
    </style:style>
    <style:style style:name="co4" style:family="table-column">
      <style:table-column-properties fo:break-before="auto" style:column-width="6.42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93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3.2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3" style:family="table-cell" style:parent-style-name="Default"/>
    <style:style style:name="ce1" style:family="table-cell" style:parent-style-name="Default" style:data-style-name="N0"/>
    <style:style style:name="ce5" style:family="table-cell" style:parent-style-name="Result" style:data-style-name="N1"/>
    <style:style style:name="ce6" style:family="table-cell" style:parent-style-name="Default" style:data-style-name="N1"/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8% 58%"/>
    </style:style>
  </office:automatic-styles>
  <office:body>
    <office:spreadsheet>
      <table:calculation-settings table:automatic-find-labels="false" table:use-regular-expressions="false" table:use-wildcards="true"/>
      <table:table table:name="ProductoEscalarS" table:style-name="ta1">
        <table:shapes>
          <draw:frame draw:z-index="0" draw:style-name="gr1" draw:text-style-name="P1" svg:width="15.999cm" svg:height="8.999cm" svg:x="16.215cm" svg:y="2.917cm">
            <draw:object draw:notify-on-update-of-ranges="ProductoEscalarS.C1:ProductoEscalarS.C1 ProductoEscalarS.C2:ProductoEscalarS.C5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cantidadElementos</text:p>
          </table:table-cell>
          <table:table-cell office:value-type="string" calcext:value-type="string">
            <text:p>productoEscalar</text:p>
          </table:table-cell>
          <table:table-cell table:style-name="Default" office:value-type="string" calcext:value-type="string">
            <text:p>microsegundosEjec</text:p>
          </table:table-cell>
          <table:table-cell table:style-name="Default" office:value-type="string" calcext:value-type="string">
            <text:p>segundosEjec</text:p>
          </table:table-cell>
        </table:table-row>
        <table:table-row-group>
          <table:table-row-group>
            <table:table-row-group>
              <table:table-row-group>
                <table:table-row table:style-name="ro1" table:visibility="collapse">
                  <table:table-cell office:value-type="float" office:value="1000" calcext:value-type="float">
                    <text:p>1000</text:p>
                  </table:table-cell>
                  <table:table-cell office:value-type="float" office:value="1328338998" calcext:value-type="float">
                    <text:p>1328338998</text:p>
                  </table:table-cell>
                  <table:table-cell office:value-type="float" office:value="58" calcext:value-type="float">
                    <text:p>58</text:p>
                  </table:table-cell>
                  <table:table-cell office:value-type="float" office:value="0.000067" calcext:value-type="float">
                    <text:p>0,000067</text:p>
                  </table:table-cell>
                </table:table-row>
                <table:table-row table:style-name="ro1" table:visibility="collapse">
                  <table:table-cell office:value-type="float" office:value="1000" calcext:value-type="float">
                    <text:p>1000</text:p>
                  </table:table-cell>
                  <table:table-cell office:value-type="float" office:value="1328338998" calcext:value-type="float">
                    <text:p>1328338998</text:p>
                  </table:table-cell>
                  <table:table-cell office:value-type="float" office:value="58" calcext:value-type="float">
                    <text:p>58</text:p>
                  </table:table-cell>
                  <table:table-cell office:value-type="float" office:value="0.000068" calcext:value-type="float">
                    <text:p>0,000068</text:p>
                  </table:table-cell>
                </table:table-row>
                <table:table-row table:style-name="ro1" table:visibility="collapse">
                  <table:table-cell office:value-type="float" office:value="1000" calcext:value-type="float">
                    <text:p>1000</text:p>
                  </table:table-cell>
                  <table:table-cell office:value-type="float" office:value="1328338998" calcext:value-type="float">
                    <text:p>1328338998</text:p>
                  </table:table-cell>
                  <table:table-cell office:value-type="float" office:value="57" calcext:value-type="float">
                    <text:p>57</text:p>
                  </table:table-cell>
                  <table:table-cell office:value-type="float" office:value="0.000067" calcext:value-type="float">
                    <text:p>0,000067</text:p>
                  </table:table-cell>
                </table:table-row>
              </table:table-row-group>
              <table:table-row table:style-name="ro1">
                <table:table-cell table:style-name="Result" office:value-type="string" calcext:value-type="string">
                  <text:p>1000 Mín</text:p>
                </table:table-cell>
                <table:table-cell/>
                <table:table-cell table:style-name="Result" table:formula="of:=SUBTOTAL(5;[$ProductoEscalarS.$C$2:$ProductoEscalarS.$C$4])" office:value-type="float" office:value="57" calcext:value-type="float">
                  <text:p>57</text:p>
                </table:table-cell>
                <table:table-cell/>
              </table:table-row>
            </table:table-row-group>
            <table:table-row table:style-name="ro1">
              <table:table-cell table:style-name="Result" office:value-type="string" calcext:value-type="string">
                <text:p>1000 Promedio</text:p>
              </table:table-cell>
              <table:table-cell/>
              <table:table-cell table:style-name="ce5" table:formula="of:=SUBTOTAL(1;[$ProductoEscalarS.$C$2:$ProductoEscalarS.$C$5])" office:value-type="float" office:value="57.6666666666667" calcext:value-type="float">
                <text:p>58</text:p>
              </table:table-cell>
              <table:table-cell/>
            </table:table-row>
            <table:table-row-group>
              <table:table-row-group>
                <table:table-row table:style-name="ro1" table:visibility="collapse">
                  <table:table-cell office:value-type="float" office:value="5000" calcext:value-type="float">
                    <text:p>5000</text:p>
                  </table:table-cell>
                  <table:table-cell office:value-type="float" office:value="166541694998" calcext:value-type="float">
                    <text:p>166541694998</text:p>
                  </table:table-cell>
                  <table:table-cell office:value-type="float" office:value="197" calcext:value-type="float">
                    <text:p>197</text:p>
                  </table:table-cell>
                  <table:table-cell office:value-type="float" office:value="0.000206" calcext:value-type="float">
                    <text:p>0,000206</text:p>
                  </table:table-cell>
                </table:table-row>
                <table:table-row table:style-name="ro1" table:visibility="collapse">
                  <table:table-cell office:value-type="float" office:value="5000" calcext:value-type="float">
                    <text:p>5000</text:p>
                  </table:table-cell>
                  <table:table-cell office:value-type="float" office:value="166541694998" calcext:value-type="float">
                    <text:p>166541694998</text:p>
                  </table:table-cell>
                  <table:table-cell office:value-type="float" office:value="197" calcext:value-type="float">
                    <text:p>197</text:p>
                  </table:table-cell>
                  <table:table-cell office:value-type="float" office:value="0.000206" calcext:value-type="float">
                    <text:p>0,000206</text:p>
                  </table:table-cell>
                </table:table-row>
                <table:table-row table:style-name="ro1" table:visibility="collapse">
                  <table:table-cell office:value-type="float" office:value="5000" calcext:value-type="float">
                    <text:p>5000</text:p>
                  </table:table-cell>
                  <table:table-cell office:value-type="float" office:value="166541694998" calcext:value-type="float">
                    <text:p>166541694998</text:p>
                  </table:table-cell>
                  <table:table-cell office:value-type="float" office:value="198" calcext:value-type="float">
                    <text:p>198</text:p>
                  </table:table-cell>
                  <table:table-cell office:value-type="float" office:value="0.000207" calcext:value-type="float">
                    <text:p>0,000207</text:p>
                  </table:table-cell>
                </table:table-row>
              </table:table-row-group>
              <table:table-row table:style-name="ro1">
                <table:table-cell table:style-name="Result" office:value-type="string" calcext:value-type="string">
                  <text:p>5000 Mín</text:p>
                </table:table-cell>
                <table:table-cell/>
                <table:table-cell table:style-name="Result" table:formula="of:=SUBTOTAL(5;[$ProductoEscalarS.$C$7:$ProductoEscalarS.$C$9])" office:value-type="float" office:value="197" calcext:value-type="float">
                  <text:p>197</text:p>
                </table:table-cell>
                <table:table-cell/>
              </table:table-row>
            </table:table-row-group>
            <table:table-row table:style-name="ro1">
              <table:table-cell table:style-name="Result" office:value-type="string" calcext:value-type="string">
                <text:p>5000 Promedio</text:p>
              </table:table-cell>
              <table:table-cell/>
              <table:table-cell table:style-name="ce5" table:formula="of:=SUBTOTAL(1;[$ProductoEscalarS.$C$7:$ProductoEscalarS.$C$10])" office:value-type="float" office:value="197.333333333333" calcext:value-type="float">
                <text:p>197</text:p>
              </table:table-cell>
              <table:table-cell/>
            </table:table-row>
            <table:table-row-group>
              <table:table-row-group>
                <table:table-row table:style-name="ro1" table:visibility="collapse">
                  <table:table-cell office:value-type="float" office:value="10000" calcext:value-type="float">
                    <text:p>10000</text:p>
                  </table:table-cell>
                  <table:table-cell office:value-type="float" office:value="1332833389998" calcext:value-type="float">
                    <text:p>1332833389998</text:p>
                  </table:table-cell>
                  <table:table-cell office:value-type="float" office:value="383" calcext:value-type="float">
                    <text:p>383</text:p>
                  </table:table-cell>
                  <table:table-cell office:value-type="float" office:value="0.000391" calcext:value-type="float">
                    <text:p>0,000391</text:p>
                  </table:table-cell>
                </table:table-row>
                <table:table-row table:style-name="ro1" table:visibility="collapse">
                  <table:table-cell office:value-type="float" office:value="10000" calcext:value-type="float">
                    <text:p>10000</text:p>
                  </table:table-cell>
                  <table:table-cell office:value-type="float" office:value="1332833389998" calcext:value-type="float">
                    <text:p>1332833389998</text:p>
                  </table:table-cell>
                  <table:table-cell office:value-type="float" office:value="398" calcext:value-type="float">
                    <text:p>398</text:p>
                  </table:table-cell>
                  <table:table-cell office:value-type="float" office:value="0.000408" calcext:value-type="float">
                    <text:p>0,000408</text:p>
                  </table:table-cell>
                </table:table-row>
                <table:table-row table:style-name="ro1" table:visibility="collapse">
                  <table:table-cell office:value-type="float" office:value="10000" calcext:value-type="float">
                    <text:p>10000</text:p>
                  </table:table-cell>
                  <table:table-cell office:value-type="float" office:value="1332833389998" calcext:value-type="float">
                    <text:p>1332833389998</text:p>
                  </table:table-cell>
                  <table:table-cell office:value-type="float" office:value="385" calcext:value-type="float">
                    <text:p>385</text:p>
                  </table:table-cell>
                  <table:table-cell office:value-type="float" office:value="0.000393" calcext:value-type="float">
                    <text:p>0,000393</text:p>
                  </table:table-cell>
                </table:table-row>
              </table:table-row-group>
              <table:table-row table:style-name="ro1">
                <table:table-cell table:style-name="Result" office:value-type="string" calcext:value-type="string">
                  <text:p>10000 Mín</text:p>
                </table:table-cell>
                <table:table-cell/>
                <table:table-cell table:style-name="Result" table:formula="of:=SUBTOTAL(5;[$ProductoEscalarS.$C$12:$ProductoEscalarS.$C$14])" office:value-type="float" office:value="383" calcext:value-type="float">
                  <text:p>383</text:p>
                </table:table-cell>
                <table:table-cell/>
              </table:table-row>
            </table:table-row-group>
            <table:table-row table:style-name="ro1">
              <table:table-cell table:style-name="Result" office:value-type="string" calcext:value-type="string">
                <text:p>10000 Promedio</text:p>
              </table:table-cell>
              <table:table-cell/>
              <table:table-cell table:style-name="ce5" table:formula="of:=SUBTOTAL(1;[$ProductoEscalarS.$C$12:$ProductoEscalarS.$C$15])" office:value-type="float" office:value="388.666666666667" calcext:value-type="float">
                <text:p>389</text:p>
              </table:table-cell>
              <table:table-cell/>
            </table:table-row>
            <table:table-row-group>
              <table:table-row-group>
                <table:table-row table:style-name="ro1" table:visibility="collapse">
                  <table:table-cell office:value-type="float" office:value="50000" calcext:value-type="float">
                    <text:p>50000</text:p>
                  </table:table-cell>
                  <table:table-cell office:value-type="float" office:value="9054636990574" calcext:value-type="float">
                    <text:p>9054636990574</text:p>
                  </table:table-cell>
                  <table:table-cell office:value-type="float" office:value="1855" calcext:value-type="float">
                    <text:p>1855</text:p>
                  </table:table-cell>
                  <table:table-cell office:value-type="float" office:value="0.001863" calcext:value-type="float">
                    <text:p>0,001863</text:p>
                  </table:table-cell>
                </table:table-row>
                <table:table-row table:style-name="ro1" table:visibility="collapse">
                  <table:table-cell office:value-type="float" office:value="50000" calcext:value-type="float">
                    <text:p>50000</text:p>
                  </table:table-cell>
                  <table:table-cell office:value-type="float" office:value="9054636990574" calcext:value-type="float">
                    <text:p>9054636990574</text:p>
                  </table:table-cell>
                  <table:table-cell office:value-type="float" office:value="1845" calcext:value-type="float">
                    <text:p>1845</text:p>
                  </table:table-cell>
                  <table:table-cell office:value-type="float" office:value="0.001855" calcext:value-type="float">
                    <text:p>0,001855</text:p>
                  </table:table-cell>
                </table:table-row>
                <table:table-row table:style-name="ro1" table:visibility="collapse">
                  <table:table-cell office:value-type="float" office:value="50000" calcext:value-type="float">
                    <text:p>50000</text:p>
                  </table:table-cell>
                  <table:table-cell office:value-type="float" office:value="9054636990574" calcext:value-type="float">
                    <text:p>9054636990574</text:p>
                  </table:table-cell>
                  <table:table-cell office:value-type="float" office:value="1833" calcext:value-type="float">
                    <text:p>1833</text:p>
                  </table:table-cell>
                  <table:table-cell office:value-type="float" office:value="0.001841" calcext:value-type="float">
                    <text:p>0,001841</text:p>
                  </table:table-cell>
                </table:table-row>
              </table:table-row-group>
              <table:table-row table:style-name="ro1">
                <table:table-cell table:style-name="Result" office:value-type="string" calcext:value-type="string">
                  <text:p>50000 Mín</text:p>
                </table:table-cell>
                <table:table-cell/>
                <table:table-cell table:style-name="Result" table:formula="of:=SUBTOTAL(5;[$ProductoEscalarS.$C$17:$ProductoEscalarS.$C$19])" office:value-type="float" office:value="1833" calcext:value-type="float">
                  <text:p>1833</text:p>
                </table:table-cell>
                <table:table-cell/>
              </table:table-row>
            </table:table-row-group>
            <table:table-row table:style-name="ro1">
              <table:table-cell table:style-name="Result" office:value-type="string" calcext:value-type="string">
                <text:p>50000 Promedio</text:p>
              </table:table-cell>
              <table:table-cell/>
              <table:table-cell table:style-name="ce5" table:formula="of:=SUBTOTAL(1;[$ProductoEscalarS.$C$17:$ProductoEscalarS.$C$20])" office:value-type="float" office:value="1844.33333333333" calcext:value-type="float">
                <text:p>1844</text:p>
              </table:table-cell>
              <table:table-cell/>
            </table:table-row>
            <table:table-row-group>
              <table:table-row-group>
                <table:table-row table:style-name="ro1" table:visibility="collapse">
                  <table:table-cell office:value-type="float" office:value="100000" calcext:value-type="float">
                    <text:p>100000</text:p>
                  </table:table-cell>
                  <table:table-cell office:value-type="float" office:value="8736894650078" calcext:value-type="float">
                    <text:p>8736894650078</text:p>
                  </table:table-cell>
                  <table:table-cell office:value-type="float" office:value="3708" calcext:value-type="float">
                    <text:p>3708</text:p>
                  </table:table-cell>
                  <table:table-cell office:value-type="float" office:value="0.003716" calcext:value-type="float">
                    <text:p>0,003716</text:p>
                  </table:table-cell>
                </table:table-row>
                <table:table-row table:style-name="ro1" table:visibility="collapse">
                  <table:table-cell office:value-type="float" office:value="100000" calcext:value-type="float">
                    <text:p>100000</text:p>
                  </table:table-cell>
                  <table:table-cell office:value-type="float" office:value="8736894650078" calcext:value-type="float">
                    <text:p>8736894650078</text:p>
                  </table:table-cell>
                  <table:table-cell office:value-type="float" office:value="791" calcext:value-type="float">
                    <text:p>791</text:p>
                  </table:table-cell>
                  <table:table-cell office:value-type="float" office:value="0.000793" calcext:value-type="float">
                    <text:p>0,000793</text:p>
                  </table:table-cell>
                </table:table-row>
                <table:table-row table:style-name="ro1" table:visibility="collapse">
                  <table:table-cell office:value-type="float" office:value="100000" calcext:value-type="float">
                    <text:p>100000</text:p>
                  </table:table-cell>
                  <table:table-cell office:value-type="float" office:value="8736894650078" calcext:value-type="float">
                    <text:p>8736894650078</text:p>
                  </table:table-cell>
                  <table:table-cell office:value-type="float" office:value="750" calcext:value-type="float">
                    <text:p>750</text:p>
                  </table:table-cell>
                  <table:table-cell office:value-type="float" office:value="0.000753" calcext:value-type="float">
                    <text:p>0,000753</text:p>
                  </table:table-cell>
                </table:table-row>
              </table:table-row-group>
              <table:table-row table:style-name="ro1">
                <table:table-cell table:style-name="Result" office:value-type="string" calcext:value-type="string">
                  <text:p>100000 Mín</text:p>
                </table:table-cell>
                <table:table-cell/>
                <table:table-cell table:style-name="Result" table:formula="of:=SUBTOTAL(5;[$ProductoEscalarS.$C$22:$ProductoEscalarS.$C$24])" office:value-type="float" office:value="750" calcext:value-type="float">
                  <text:p>750</text:p>
                </table:table-cell>
                <table:table-cell/>
              </table:table-row>
            </table:table-row-group>
            <table:table-row table:style-name="ro1">
              <table:table-cell table:style-name="Result" office:value-type="string" calcext:value-type="string">
                <text:p>100000 Promedio</text:p>
              </table:table-cell>
              <table:table-cell/>
              <table:table-cell table:style-name="ce5" table:formula="of:=SUBTOTAL(1;[$ProductoEscalarS.$C$22:$ProductoEscalarS.$C$25])" office:value-type="float" office:value="1749.66666666667" calcext:value-type="float">
                <text:p>1750</text:p>
              </table:table-cell>
              <table:table-cell/>
            </table:table-row>
            <table:table-row-group>
              <table:table-row-group>
                <table:table-row table:style-name="ro1" table:visibility="collapse">
                  <table:table-cell office:value-type="float" office:value="200000" calcext:value-type="float">
                    <text:p>200000</text:p>
                  </table:table-cell>
                  <table:table-cell office:value-type="float" office:value="8479552972222" calcext:value-type="float">
                    <text:p>8479552972222</text:p>
                  </table:table-cell>
                  <table:table-cell office:value-type="float" office:value="1507" calcext:value-type="float">
                    <text:p>1507</text:p>
                  </table:table-cell>
                  <table:table-cell office:value-type="float" office:value="0.00151" calcext:value-type="float">
                    <text:p>0,00151</text:p>
                  </table:table-cell>
                </table:table-row>
                <table:table-row table:style-name="ro1" table:visibility="collapse">
                  <table:table-cell office:value-type="float" office:value="200000" calcext:value-type="float">
                    <text:p>200000</text:p>
                  </table:table-cell>
                  <table:table-cell office:value-type="float" office:value="8479552972222" calcext:value-type="float">
                    <text:p>8479552972222</text:p>
                  </table:table-cell>
                  <table:table-cell office:value-type="float" office:value="1518" calcext:value-type="float">
                    <text:p>1518</text:p>
                  </table:table-cell>
                  <table:table-cell office:value-type="float" office:value="0.00152" calcext:value-type="float">
                    <text:p>0,00152</text:p>
                  </table:table-cell>
                </table:table-row>
                <table:table-row table:style-name="ro1" table:visibility="collapse">
                  <table:table-cell office:value-type="float" office:value="200000" calcext:value-type="float">
                    <text:p>200000</text:p>
                  </table:table-cell>
                  <table:table-cell office:value-type="float" office:value="8479552972222" calcext:value-type="float">
                    <text:p>8479552972222</text:p>
                  </table:table-cell>
                  <table:table-cell office:value-type="float" office:value="1536" calcext:value-type="float">
                    <text:p>1536</text:p>
                  </table:table-cell>
                  <table:table-cell office:value-type="float" office:value="0.001538" calcext:value-type="float">
                    <text:p>0,001538</text:p>
                  </table:table-cell>
                </table:table-row>
              </table:table-row-group>
              <table:table-row table:style-name="ro1">
                <table:table-cell table:style-name="Result" office:value-type="string" calcext:value-type="string">
                  <text:p>200000 Mín</text:p>
                </table:table-cell>
                <table:table-cell/>
                <table:table-cell table:style-name="Result" table:formula="of:=SUBTOTAL(5;[$ProductoEscalarS.$C$27:$ProductoEscalarS.$C$29])" office:value-type="float" office:value="1507" calcext:value-type="float">
                  <text:p>1507</text:p>
                </table:table-cell>
                <table:table-cell/>
              </table:table-row>
            </table:table-row-group>
            <table:table-row table:style-name="ro1">
              <table:table-cell table:style-name="Result" office:value-type="string" calcext:value-type="string">
                <text:p>200000 Promedio</text:p>
              </table:table-cell>
              <table:table-cell/>
              <table:table-cell table:style-name="ce5" table:formula="of:=SUBTOTAL(1;[$ProductoEscalarS.$C$27:$ProductoEscalarS.$C$30])" office:value-type="float" office:value="1520.33333333333" calcext:value-type="float">
                <text:p>1520</text:p>
              </table:table-cell>
              <table:table-cell/>
            </table:table-row>
            <table:table-row-group>
              <table:table-row-group>
                <table:table-row table:style-name="ro1" table:visibility="collapse">
                  <table:table-cell office:value-type="float" office:value="300000" calcext:value-type="float">
                    <text:p>300000</text:p>
                  </table:table-cell>
                  <table:table-cell office:value-type="float" office:value="8385486183582" calcext:value-type="float">
                    <text:p>8385486183582</text:p>
                  </table:table-cell>
                  <table:table-cell office:value-type="float" office:value="2293" calcext:value-type="float">
                    <text:p>2293</text:p>
                  </table:table-cell>
                  <table:table-cell office:value-type="float" office:value="0.002295" calcext:value-type="float">
                    <text:p>0,002295</text:p>
                  </table:table-cell>
                </table:table-row>
                <table:table-row table:style-name="ro1" table:visibility="collapse">
                  <table:table-cell office:value-type="float" office:value="300000" calcext:value-type="float">
                    <text:p>300000</text:p>
                  </table:table-cell>
                  <table:table-cell office:value-type="float" office:value="8385486183582" calcext:value-type="float">
                    <text:p>8385486183582</text:p>
                  </table:table-cell>
                  <table:table-cell office:value-type="float" office:value="2323" calcext:value-type="float">
                    <text:p>2323</text:p>
                  </table:table-cell>
                  <table:table-cell office:value-type="float" office:value="0.002324" calcext:value-type="float">
                    <text:p>0,002324</text:p>
                  </table:table-cell>
                </table:table-row>
                <table:table-row table:style-name="ro1" table:visibility="collapse">
                  <table:table-cell office:value-type="float" office:value="300000" calcext:value-type="float">
                    <text:p>300000</text:p>
                  </table:table-cell>
                  <table:table-cell office:value-type="float" office:value="8385486183582" calcext:value-type="float">
                    <text:p>8385486183582</text:p>
                  </table:table-cell>
                  <table:table-cell office:value-type="float" office:value="2310" calcext:value-type="float">
                    <text:p>2310</text:p>
                  </table:table-cell>
                  <table:table-cell office:value-type="float" office:value="0.002312" calcext:value-type="float">
                    <text:p>0,002312</text:p>
                  </table:table-cell>
                </table:table-row>
              </table:table-row-group>
              <table:table-row table:style-name="ro1">
                <table:table-cell table:style-name="Result" office:value-type="string" calcext:value-type="string">
                  <text:p>300000 Mín</text:p>
                </table:table-cell>
                <table:table-cell/>
                <table:table-cell table:style-name="Result" table:formula="of:=SUBTOTAL(5;[$ProductoEscalarS.$C$32:$ProductoEscalarS.$C$34])" office:value-type="float" office:value="2293" calcext:value-type="float">
                  <text:p>2293</text:p>
                </table:table-cell>
                <table:table-cell/>
              </table:table-row>
            </table:table-row-group>
            <table:table-row table:style-name="ro1">
              <table:table-cell table:style-name="Result" office:value-type="string" calcext:value-type="string">
                <text:p>300000 Promedio</text:p>
              </table:table-cell>
              <table:table-cell/>
              <table:table-cell table:style-name="ce5" table:formula="of:=SUBTOTAL(1;[$ProductoEscalarS.$C$32:$ProductoEscalarS.$C$35])" office:value-type="float" office:value="2308.66666666667" calcext:value-type="float">
                <text:p>2309</text:p>
              </table:table-cell>
              <table:table-cell/>
            </table:table-row>
            <table:table-row-group>
              <table:table-row-group>
                <table:table-row table:style-name="ro1" table:visibility="collapse">
                  <table:table-cell office:value-type="float" office:value="400000" calcext:value-type="float">
                    <text:p>400000</text:p>
                  </table:table-cell>
                  <table:table-cell office:value-type="float" office:value="8330781174654" calcext:value-type="float">
                    <text:p>8330781174654</text:p>
                  </table:table-cell>
                  <table:table-cell office:value-type="float" office:value="3301" calcext:value-type="float">
                    <text:p>3301</text:p>
                  </table:table-cell>
                  <table:table-cell office:value-type="float" office:value="0.003302" calcext:value-type="float">
                    <text:p>0,003302</text:p>
                  </table:table-cell>
                </table:table-row>
                <table:table-row table:style-name="ro1" table:visibility="collapse">
                  <table:table-cell office:value-type="float" office:value="400000" calcext:value-type="float">
                    <text:p>400000</text:p>
                  </table:table-cell>
                  <table:table-cell office:value-type="float" office:value="8330781174654" calcext:value-type="float">
                    <text:p>8330781174654</text:p>
                  </table:table-cell>
                  <table:table-cell office:value-type="float" office:value="3307" calcext:value-type="float">
                    <text:p>3307</text:p>
                  </table:table-cell>
                  <table:table-cell office:value-type="float" office:value="0.003297" calcext:value-type="float">
                    <text:p>0,003297</text:p>
                  </table:table-cell>
                </table:table-row>
                <table:table-row table:style-name="ro1" table:visibility="collapse">
                  <table:table-cell office:value-type="float" office:value="400000" calcext:value-type="float">
                    <text:p>400000</text:p>
                  </table:table-cell>
                  <table:table-cell office:value-type="float" office:value="8330781174654" calcext:value-type="float">
                    <text:p>8330781174654</text:p>
                  </table:table-cell>
                  <table:table-cell office:value-type="float" office:value="3293" calcext:value-type="float">
                    <text:p>3293</text:p>
                  </table:table-cell>
                  <table:table-cell office:value-type="float" office:value="0.003286" calcext:value-type="float">
                    <text:p>0,003286</text:p>
                  </table:table-cell>
                </table:table-row>
              </table:table-row-group>
              <table:table-row table:style-name="ro1">
                <table:table-cell table:style-name="Result" office:value-type="string" calcext:value-type="string">
                  <text:p>400000 Mín</text:p>
                </table:table-cell>
                <table:table-cell/>
                <table:table-cell table:style-name="Result" table:formula="of:=SUBTOTAL(5;[$ProductoEscalarS.$C$37:$ProductoEscalarS.$C$39])" office:value-type="float" office:value="3293" calcext:value-type="float">
                  <text:p>3293</text:p>
                </table:table-cell>
                <table:table-cell/>
              </table:table-row>
            </table:table-row-group>
            <table:table-row table:style-name="ro1">
              <table:table-cell table:style-name="Result" office:value-type="string" calcext:value-type="string">
                <text:p>400000 Promedio</text:p>
              </table:table-cell>
              <table:table-cell/>
              <table:table-cell table:style-name="ce5" table:formula="of:=SUBTOTAL(1;[$ProductoEscalarS.$C$37:$ProductoEscalarS.$C$40])" office:value-type="float" office:value="3300.33333333333" calcext:value-type="float">
                <text:p>3300</text:p>
              </table:table-cell>
              <table:table-cell/>
            </table:table-row>
            <table:table-row-group>
              <table:table-row-group>
                <table:table-row table:style-name="ro1" table:visibility="collapse">
                  <table:table-cell office:value-type="float" office:value="500000" calcext:value-type="float">
                    <text:p>500000</text:p>
                  </table:table-cell>
                  <table:table-cell office:value-type="float" office:value="8432043004510" calcext:value-type="float">
                    <text:p>8432043004510</text:p>
                  </table:table-cell>
                  <table:table-cell office:value-type="float" office:value="4150" calcext:value-type="float">
                    <text:p>4150</text:p>
                  </table:table-cell>
                  <table:table-cell office:value-type="float" office:value="0.004152" calcext:value-type="float">
                    <text:p>0,004152</text:p>
                  </table:table-cell>
                </table:table-row>
                <table:table-row table:style-name="ro1" table:visibility="collapse">
                  <table:table-cell office:value-type="float" office:value="500000" calcext:value-type="float">
                    <text:p>500000</text:p>
                  </table:table-cell>
                  <table:table-cell office:value-type="float" office:value="8432043004510" calcext:value-type="float">
                    <text:p>8432043004510</text:p>
                  </table:table-cell>
                  <table:table-cell office:value-type="float" office:value="4159" calcext:value-type="float">
                    <text:p>4159</text:p>
                  </table:table-cell>
                  <table:table-cell office:value-type="float" office:value="0.004146" calcext:value-type="float">
                    <text:p>0,004146</text:p>
                  </table:table-cell>
                </table:table-row>
                <table:table-row table:style-name="ro1" table:visibility="collapse">
                  <table:table-cell office:value-type="float" office:value="500000" calcext:value-type="float">
                    <text:p>500000</text:p>
                  </table:table-cell>
                  <table:table-cell office:value-type="float" office:value="8432043004510" calcext:value-type="float">
                    <text:p>8432043004510</text:p>
                  </table:table-cell>
                  <table:table-cell office:value-type="float" office:value="4166" calcext:value-type="float">
                    <text:p>4166</text:p>
                  </table:table-cell>
                  <table:table-cell office:value-type="float" office:value="0.004168" calcext:value-type="float">
                    <text:p>0,004168</text:p>
                  </table:table-cell>
                </table:table-row>
              </table:table-row-group>
              <table:table-row table:style-name="ro1">
                <table:table-cell table:style-name="Result" office:value-type="string" calcext:value-type="string">
                  <text:p>500000 Mín</text:p>
                </table:table-cell>
                <table:table-cell/>
                <table:table-cell table:style-name="Result" table:formula="of:=SUBTOTAL(5;[$ProductoEscalarS.$C$42:$ProductoEscalarS.$C$44])" office:value-type="float" office:value="4150" calcext:value-type="float">
                  <text:p>4150</text:p>
                </table:table-cell>
                <table:table-cell/>
              </table:table-row>
            </table:table-row-group>
            <table:table-row table:style-name="ro1">
              <table:table-cell table:style-name="Result" office:value-type="string" calcext:value-type="string">
                <text:p>500000 Promedio</text:p>
              </table:table-cell>
              <table:table-cell/>
              <table:table-cell table:style-name="ce5" table:formula="of:=SUBTOTAL(1;[$ProductoEscalarS.$C$42:$ProductoEscalarS.$C$45])" office:value-type="float" office:value="4158.33333333333" calcext:value-type="float">
                <text:p>4158</text:p>
              </table:table-cell>
              <table:table-cell/>
            </table:table-row>
            <table:table-row-group>
              <table:table-row-group>
                <table:table-row table:style-name="ro1" table:visibility="collapse">
                  <table:table-cell office:value-type="float" office:value="1000000" calcext:value-type="float">
                    <text:p>1000000</text:p>
                  </table:table-cell>
                  <table:table-cell office:value-type="float" office:value="8560098573502" calcext:value-type="float">
                    <text:p>8560098573502</text:p>
                  </table:table-cell>
                  <table:table-cell office:value-type="float" office:value="8115" calcext:value-type="float">
                    <text:p>8115</text:p>
                  </table:table-cell>
                  <table:table-cell office:value-type="float" office:value="0.008117" calcext:value-type="float">
                    <text:p>0,008117</text:p>
                  </table:table-cell>
                </table:table-row>
                <table:table-row table:style-name="ro1" table:visibility="collapse">
                  <table:table-cell office:value-type="float" office:value="1000000" calcext:value-type="float">
                    <text:p>1000000</text:p>
                  </table:table-cell>
                  <table:table-cell office:value-type="float" office:value="8560098573502" calcext:value-type="float">
                    <text:p>8560098573502</text:p>
                  </table:table-cell>
                  <table:table-cell office:value-type="float" office:value="7433" calcext:value-type="float">
                    <text:p>7433</text:p>
                  </table:table-cell>
                  <table:table-cell office:value-type="float" office:value="0.007436" calcext:value-type="float">
                    <text:p>0,007436</text:p>
                  </table:table-cell>
                </table:table-row>
                <table:table-row table:style-name="ro1" table:visibility="collapse">
                  <table:table-cell office:value-type="float" office:value="1000000" calcext:value-type="float">
                    <text:p>1000000</text:p>
                  </table:table-cell>
                  <table:table-cell office:value-type="float" office:value="8560098573502" calcext:value-type="float">
                    <text:p>8560098573502</text:p>
                  </table:table-cell>
                  <table:table-cell office:value-type="float" office:value="7413" calcext:value-type="float">
                    <text:p>7413</text:p>
                  </table:table-cell>
                  <table:table-cell office:value-type="float" office:value="0.007416" calcext:value-type="float">
                    <text:p>0,007416</text:p>
                  </table:table-cell>
                </table:table-row>
              </table:table-row-group>
              <table:table-row table:style-name="ro1">
                <table:table-cell table:style-name="Result" office:value-type="string" calcext:value-type="string">
                  <text:p>1000000 Mín</text:p>
                </table:table-cell>
                <table:table-cell/>
                <table:table-cell table:style-name="Result" table:formula="of:=SUBTOTAL(5;[$ProductoEscalarS.$C$47:$ProductoEscalarS.$C$49])" office:value-type="float" office:value="7413" calcext:value-type="float">
                  <text:p>7413</text:p>
                </table:table-cell>
                <table:table-cell/>
              </table:table-row>
            </table:table-row-group>
            <table:table-row table:style-name="ro1">
              <table:table-cell table:style-name="Result" office:value-type="string" calcext:value-type="string">
                <text:p>1000000 Promedio</text:p>
              </table:table-cell>
              <table:table-cell/>
              <table:table-cell table:style-name="ce5" table:formula="of:=SUBTOTAL(1;[$ProductoEscalarS.$C$47:$ProductoEscalarS.$C$50])" office:value-type="float" office:value="7653.66666666667" calcext:value-type="float">
                <text:p>7654</text:p>
              </table:table-cell>
              <table:table-cell/>
            </table:table-row>
            <table:table-row-group>
              <table:table-row-group>
                <table:table-row table:style-name="ro1" table:visibility="collapse">
                  <table:table-cell office:value-type="float" office:value="10000000" calcext:value-type="float">
                    <text:p>10000000</text:p>
                  </table:table-cell>
                  <table:table-cell office:value-type="float" office:value="7610041548670" calcext:value-type="float">
                    <text:p>7610041548670</text:p>
                  </table:table-cell>
                  <table:table-cell office:value-type="float" office:value="75185" calcext:value-type="float">
                    <text:p>75185</text:p>
                  </table:table-cell>
                  <table:table-cell office:value-type="float" office:value="0.075187" calcext:value-type="float">
                    <text:p>0,075187</text:p>
                  </table:table-cell>
                </table:table-row>
                <table:table-row table:style-name="ro1" table:visibility="collapse">
                  <table:table-cell office:value-type="float" office:value="10000000" calcext:value-type="float">
                    <text:p>10000000</text:p>
                  </table:table-cell>
                  <table:table-cell office:value-type="float" office:value="7610041548670" calcext:value-type="float">
                    <text:p>7610041548670</text:p>
                  </table:table-cell>
                  <table:table-cell office:value-type="float" office:value="75232" calcext:value-type="float">
                    <text:p>75232</text:p>
                  </table:table-cell>
                  <table:table-cell office:value-type="float" office:value="0.075236" calcext:value-type="float">
                    <text:p>0,075236</text:p>
                  </table:table-cell>
                </table:table-row>
                <table:table-row table:style-name="ro1" table:visibility="collapse">
                  <table:table-cell office:value-type="float" office:value="10000000" calcext:value-type="float">
                    <text:p>10000000</text:p>
                  </table:table-cell>
                  <table:table-cell office:value-type="float" office:value="7610041548670" calcext:value-type="float">
                    <text:p>7610041548670</text:p>
                  </table:table-cell>
                  <table:table-cell office:value-type="float" office:value="75469" calcext:value-type="float">
                    <text:p>75469</text:p>
                  </table:table-cell>
                  <table:table-cell office:value-type="float" office:value="0.075472" calcext:value-type="float">
                    <text:p>0,075472</text:p>
                  </table:table-cell>
                </table:table-row>
              </table:table-row-group>
              <table:table-row table:style-name="ro1">
                <table:table-cell table:style-name="Result" office:value-type="string" calcext:value-type="string">
                  <text:p>10000000 Mín</text:p>
                </table:table-cell>
                <table:table-cell/>
                <table:table-cell table:style-name="Result" table:formula="of:=SUBTOTAL(5;[$ProductoEscalarS.$C$52:$ProductoEscalarS.$C$54])" office:value-type="float" office:value="75185" calcext:value-type="float">
                  <text:p>75185</text:p>
                </table:table-cell>
                <table:table-cell/>
              </table:table-row>
            </table:table-row-group>
            <table:table-row table:style-name="ro1">
              <table:table-cell table:style-name="Result" office:value-type="string" calcext:value-type="string">
                <text:p>10000000 Promedio</text:p>
              </table:table-cell>
              <table:table-cell/>
              <table:table-cell table:style-name="ce5" table:formula="of:=SUBTOTAL(1;[$ProductoEscalarS.$C$52:$ProductoEscalarS.$C$55])" office:value-type="float" office:value="75295.3333333333" calcext:value-type="float">
                <text:p>75295</text:p>
              </table:table-cell>
              <table:table-cell/>
            </table:table-row>
          </table:table-row-group>
          <table:table-row table:style-name="ro1">
            <table:table-cell table:style-name="Result" office:value-type="string" calcext:value-type="string">
              <text:p>General Mín</text:p>
            </table:table-cell>
            <table:table-cell/>
            <table:table-cell table:style-name="Result" table:formula="of:=SUBTOTAL(5;[$ProductoEscalarS.$C$2:$ProductoEscalarS.$C$56])" office:value-type="float" office:value="57" calcext:value-type="float">
              <text:p>57</text:p>
            </table:table-cell>
            <table:table-cell/>
          </table:table-row>
        </table:table-row-group>
        <table:table-row table:style-name="ro1">
          <table:table-cell table:style-name="Result" office:value-type="string" calcext:value-type="string">
            <text:p>General Promedio</text:p>
          </table:table-cell>
          <table:table-cell/>
          <table:table-cell table:style-name="ce5" table:formula="of:=SUBTOTAL(1;[$ProductoEscalarS.$C$2:$ProductoEscalarS.$C$57])" office:value-type="float" office:value="8952.21212121212" calcext:value-type="float">
            <text:p>8952</text:p>
          </table:table-cell>
          <table:table-cell/>
        </table:table-row>
      </table:table>
      <table:table table:name="ProductoEscalarP.2" table:style-name="ta1">
        <table:shapes>
          <draw:frame draw:z-index="0" draw:style-name="gr1" draw:text-style-name="P1" svg:width="15.98cm" svg:height="10.731cm" svg:x="0cm" svg:y="6.64cm">
            <draw:object draw:notify-on-update-of-ranges="'ProductoEscalarP.2'.A5:'ProductoEscalarP.2'.A45 'ProductoEscalarP.2'.D1:'ProductoEscalarP.2'.D1 'ProductoEscalarP.2'.D2:'ProductoEscalarP.2'.D4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ce6"/>
        <table:table-column table:style-name="co7" table:default-cell-style-name="Default"/>
        <table:table-row table:style-name="ro1">
          <table:table-cell office:value-type="string" calcext:value-type="string">
            <text:p>cantidadElementos</text:p>
          </table:table-cell>
          <table:table-cell office:value-type="string" calcext:value-type="string">
            <text:p><text:s/>cantidadProcesadores</text:p>
          </table:table-cell>
          <table:table-cell office:value-type="string" calcext:value-type="string">
            <text:p>productoEscalar</text:p>
          </table:table-cell>
          <table:table-cell table:style-name="Default" office:value-type="string" calcext:value-type="string">
            <text:p>microsegundosEjec</text:p>
          </table:table-cell>
          <table:table-cell office:value-type="string" calcext:value-type="string">
            <text:p>segundosEjec</text:p>
          </table:table-cell>
        </table:table-row>
        <table:table-row-group>
          <table:table-row-group table:display="false"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0914700" calcext:value-type="float">
                <text:p>20914700</text:p>
              </table:table-cell>
              <table:table-cell table:style-name="Default" office:value-type="float" office:value="92" calcext:value-type="float">
                <text:p>92</text:p>
              </table:table-cell>
              <table:table-cell office:value-type="float" office:value="0.000093" calcext:value-type="float">
                <text:p>0,000093</text:p>
              </table:table-cell>
            </table:table-row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0914700" calcext:value-type="float">
                <text:p>20914700</text:p>
              </table:table-cell>
              <table:table-cell table:style-name="Default" office:value-type="float" office:value="17" calcext:value-type="float">
                <text:p>17</text:p>
              </table:table-cell>
              <table:table-cell office:value-type="float" office:value="0.000017" calcext:value-type="float">
                <text:p>0,000017</text:p>
              </table:table-cell>
            </table:table-row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0914700" calcext:value-type="float">
                <text:p>20914700</text:p>
              </table:table-cell>
              <table:table-cell table:style-name="Default" office:value-type="float" office:value="99" calcext:value-type="float">
                <text:p>99</text:p>
              </table:table-cell>
              <table:table-cell office:value-type="float" office:value="0.0001" calcext:value-type="float">
                <text:p>0,0001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 Promedio</text:p>
            </table:table-cell>
            <table:table-cell table:number-columns-repeated="2"/>
            <table:table-cell table:style-name="ce5" table:formula="of:=SUBTOTAL(1;[$'ProductoEscalarP.2'.$D$2:$'ProductoEscalarP.2'.$D$4])" office:value-type="float" office:value="69.3333333333333" calcext:value-type="float">
              <text:p>69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602747700" calcext:value-type="float">
                <text:p>2602747700</text:p>
              </table:table-cell>
              <table:table-cell office:value-type="float" office:value="28" calcext:value-type="float">
                <text:p>28</text:p>
              </table:table-cell>
              <table:table-cell office:value-type="float" office:value="0.000028" calcext:value-type="float">
                <text:p>0,000028</text:p>
              </table:table-cell>
            </table:table-row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602747700" calcext:value-type="float">
                <text:p>2602747700</text:p>
              </table:table-cell>
              <table:table-cell office:value-type="float" office:value="132" calcext:value-type="float">
                <text:p>132</text:p>
              </table:table-cell>
              <table:table-cell office:value-type="float" office:value="0.000133" calcext:value-type="float">
                <text:p>0,000133</text:p>
              </table:table-cell>
            </table:table-row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602747700" calcext:value-type="float">
                <text:p>2602747700</text:p>
              </table:table-cell>
              <table:table-cell office:value-type="float" office:value="127" calcext:value-type="float">
                <text:p>127</text:p>
              </table:table-cell>
              <table:table-cell office:value-type="float" office:value="0.000129" calcext:value-type="float">
                <text:p>0,000129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 Promedio</text:p>
            </table:table-cell>
            <table:table-cell table:number-columns-repeated="2"/>
            <table:table-cell table:style-name="ce5" table:formula="of:=SUBTOTAL(1;[$'ProductoEscalarP.2'.$D$6:$'ProductoEscalarP.2'.$D$8])" office:value-type="float" office:value="95.6666666666667" calcext:value-type="float">
              <text:p>96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0827226450" calcext:value-type="float">
                <text:p>20827226450</text:p>
              </table:table-cell>
              <table:table-cell office:value-type="float" office:value="39" calcext:value-type="float">
                <text:p>39</text:p>
              </table:table-cell>
              <table:table-cell office:value-type="float" office:value="0.000039" calcext:value-type="float">
                <text:p>0,000039</text:p>
              </table:table-cell>
            </table:table-row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0827226450" calcext:value-type="float">
                <text:p>20827226450</text:p>
              </table:table-cell>
              <table:table-cell office:value-type="float" office:value="233" calcext:value-type="float">
                <text:p>233</text:p>
              </table:table-cell>
              <table:table-cell office:value-type="float" office:value="0.000235" calcext:value-type="float">
                <text:p>0,000235</text:p>
              </table:table-cell>
            </table:table-row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0827226450" calcext:value-type="float">
                <text:p>20827226450</text:p>
              </table:table-cell>
              <table:table-cell office:value-type="float" office:value="39" calcext:value-type="float">
                <text:p>39</text:p>
              </table:table-cell>
              <table:table-cell office:value-type="float" office:value="0.000039" calcext:value-type="float">
                <text:p>0,000039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0 Promedio</text:p>
            </table:table-cell>
            <table:table-cell table:number-columns-repeated="2"/>
            <table:table-cell table:style-name="ce5" table:formula="of:=SUBTOTAL(1;[$'ProductoEscalarP.2'.$D$10:$'ProductoEscalarP.2'.$D$12])" office:value-type="float" office:value="103.666666666667" calcext:value-type="float">
              <text:p>104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604010556450" calcext:value-type="float">
                <text:p>2604010556450</text:p>
              </table:table-cell>
              <table:table-cell office:value-type="float" office:value="733" calcext:value-type="float">
                <text:p>733</text:p>
              </table:table-cell>
              <table:table-cell office:value-type="float" office:value="0.000733" calcext:value-type="float">
                <text:p>0,000733</text:p>
              </table:table-cell>
            </table:table-row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604010556450" calcext:value-type="float">
                <text:p>2604010556450</text:p>
              </table:table-cell>
              <table:table-cell office:value-type="float" office:value="148" calcext:value-type="float">
                <text:p>148</text:p>
              </table:table-cell>
              <table:table-cell office:value-type="float" office:value="0.000148" calcext:value-type="float">
                <text:p>0,000148</text:p>
              </table:table-cell>
            </table:table-row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604010556450" calcext:value-type="float">
                <text:p>2604010556450</text:p>
              </table:table-cell>
              <table:table-cell office:value-type="float" office:value="756" calcext:value-type="float">
                <text:p>756</text:p>
              </table:table-cell>
              <table:table-cell office:value-type="float" office:value="0.000756" calcext:value-type="float">
                <text:p>0,000756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0 Promedio</text:p>
            </table:table-cell>
            <table:table-cell table:number-columns-repeated="2"/>
            <table:table-cell table:style-name="ce5" table:formula="of:=SUBTOTAL(1;[$'ProductoEscalarP.2'.$D$14:$'ProductoEscalarP.2'.$D$16])" office:value-type="float" office:value="545.666666666667" calcext:value-type="float">
              <text:p>546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12977213284566" calcext:value-type="float">
                <text:p>12977213284566</text:p>
              </table:table-cell>
              <table:table-cell office:value-type="float" office:value="277" calcext:value-type="float">
                <text:p>277</text:p>
              </table:table-cell>
              <table:table-cell office:value-type="float" office:value="0.000277" calcext:value-type="float">
                <text:p>0,000277</text:p>
              </table:table-cell>
            </table:table-row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12977213284566" calcext:value-type="float">
                <text:p>12977213284566</text:p>
              </table:table-cell>
              <table:table-cell office:value-type="float" office:value="1460" calcext:value-type="float">
                <text:p>1460</text:p>
              </table:table-cell>
              <table:table-cell office:value-type="float" office:value="0.001459" calcext:value-type="float">
                <text:p>0,001459</text:p>
              </table:table-cell>
            </table:table-row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12977213284566" calcext:value-type="float">
                <text:p>12977213284566</text:p>
              </table:table-cell>
              <table:table-cell office:value-type="float" office:value="274" calcext:value-type="float">
                <text:p>274</text:p>
              </table:table-cell>
              <table:table-cell office:value-type="float" office:value="0.000275" calcext:value-type="float">
                <text:p>0,000275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00 Promedio</text:p>
            </table:table-cell>
            <table:table-cell table:number-columns-repeated="2"/>
            <table:table-cell table:style-name="ce5" table:formula="of:=SUBTOTAL(1;[$'ProductoEscalarP.2'.$D$18:$'ProductoEscalarP.2'.$D$20])" office:value-type="float" office:value="670.333333333333" calcext:value-type="float">
              <text:p>670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9056046899934" calcext:value-type="float">
                <text:p>9056046899934</text:p>
              </table:table-cell>
              <table:table-cell office:value-type="float" office:value="2798" calcext:value-type="float">
                <text:p>2798</text:p>
              </table:table-cell>
              <table:table-cell office:value-type="float" office:value="0.002798" calcext:value-type="float">
                <text:p>0,002798</text:p>
              </table:table-cell>
            </table:table-row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9056046899934" calcext:value-type="float">
                <text:p>9056046899934</text:p>
              </table:table-cell>
              <table:table-cell office:value-type="float" office:value="543" calcext:value-type="float">
                <text:p>543</text:p>
              </table:table-cell>
              <table:table-cell office:value-type="float" office:value="0.000543" calcext:value-type="float">
                <text:p>0,000543</text:p>
              </table:table-cell>
            </table:table-row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9056046899934" calcext:value-type="float">
                <text:p>9056046899934</text:p>
              </table:table-cell>
              <table:table-cell office:value-type="float" office:value="2784" calcext:value-type="float">
                <text:p>2784</text:p>
              </table:table-cell>
              <table:table-cell office:value-type="float" office:value="0.002785" calcext:value-type="float">
                <text:p>0,002785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200000 Promedio</text:p>
            </table:table-cell>
            <table:table-cell table:number-columns-repeated="2"/>
            <table:table-cell table:style-name="ce5" table:formula="of:=SUBTOTAL(1;[$'ProductoEscalarP.2'.$D$22:$'ProductoEscalarP.2'.$D$24])" office:value-type="float" office:value="2041.66666666667" calcext:value-type="float">
              <text:p>2042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8147241191526" calcext:value-type="float">
                <text:p>8147241191526</text:p>
              </table:table-cell>
              <table:table-cell office:value-type="float" office:value="808" calcext:value-type="float">
                <text:p>808</text:p>
              </table:table-cell>
              <table:table-cell office:value-type="float" office:value="0.000809" calcext:value-type="float">
                <text:p>0,000809</text:p>
              </table:table-cell>
            </table:table-row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8147241191526" calcext:value-type="float">
                <text:p>8147241191526</text:p>
              </table:table-cell>
              <table:table-cell office:value-type="float" office:value="4106" calcext:value-type="float">
                <text:p>4106</text:p>
              </table:table-cell>
              <table:table-cell office:value-type="float" office:value="0.004107" calcext:value-type="float">
                <text:p>0,004107</text:p>
              </table:table-cell>
            </table:table-row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8147241191526" calcext:value-type="float">
                <text:p>8147241191526</text:p>
              </table:table-cell>
              <table:table-cell office:value-type="float" office:value="822" calcext:value-type="float">
                <text:p>822</text:p>
              </table:table-cell>
              <table:table-cell office:value-type="float" office:value="0.000823" calcext:value-type="float">
                <text:p>0,000823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300000 Promedio</text:p>
            </table:table-cell>
            <table:table-cell table:number-columns-repeated="2"/>
            <table:table-cell table:style-name="ce5" table:formula="of:=SUBTOTAL(1;[$'ProductoEscalarP.2'.$D$26:$'ProductoEscalarP.2'.$D$28])" office:value-type="float" office:value="1912" calcext:value-type="float">
              <text:p>1912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8738239488366" calcext:value-type="float">
                <text:p>8738239488366</text:p>
              </table:table-cell>
              <table:table-cell office:value-type="float" office:value="5459" calcext:value-type="float">
                <text:p>5459</text:p>
              </table:table-cell>
              <table:table-cell office:value-type="float" office:value="0.00546" calcext:value-type="float">
                <text:p>0,00546</text:p>
              </table:table-cell>
            </table:table-row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8738239488366" calcext:value-type="float">
                <text:p>8738239488366</text:p>
              </table:table-cell>
              <table:table-cell office:value-type="float" office:value="1081" calcext:value-type="float">
                <text:p>1081</text:p>
              </table:table-cell>
              <table:table-cell office:value-type="float" office:value="0.001082" calcext:value-type="float">
                <text:p>0,001082</text:p>
              </table:table-cell>
            </table:table-row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8738239488366" calcext:value-type="float">
                <text:p>8738239488366</text:p>
              </table:table-cell>
              <table:table-cell office:value-type="float" office:value="5487" calcext:value-type="float">
                <text:p>5487</text:p>
              </table:table-cell>
              <table:table-cell office:value-type="float" office:value="0.005488" calcext:value-type="float">
                <text:p>0,005488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400000 Promedio</text:p>
            </table:table-cell>
            <table:table-cell table:number-columns-repeated="2"/>
            <table:table-cell table:style-name="ce5" table:formula="of:=SUBTOTAL(1;[$'ProductoEscalarP.2'.$D$30:$'ProductoEscalarP.2'.$D$32])" office:value-type="float" office:value="4009" calcext:value-type="float">
              <text:p>4009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9668672437750" calcext:value-type="float">
                <text:p>9668672437750</text:p>
              </table:table-cell>
              <table:table-cell office:value-type="float" office:value="1339" calcext:value-type="float">
                <text:p>1339</text:p>
              </table:table-cell>
              <table:table-cell office:value-type="float" office:value="0.001339" calcext:value-type="float">
                <text:p>0,001339</text:p>
              </table:table-cell>
            </table:table-row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9668672437750" calcext:value-type="float">
                <text:p>9668672437750</text:p>
              </table:table-cell>
              <table:table-cell office:value-type="float" office:value="6847" calcext:value-type="float">
                <text:p>6847</text:p>
              </table:table-cell>
              <table:table-cell office:value-type="float" office:value="0.006847" calcext:value-type="float">
                <text:p>0,006847</text:p>
              </table:table-cell>
            </table:table-row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9668672437750" calcext:value-type="float">
                <text:p>9668672437750</text:p>
              </table:table-cell>
              <table:table-cell office:value-type="float" office:value="1355" calcext:value-type="float">
                <text:p>1355</text:p>
              </table:table-cell>
              <table:table-cell office:value-type="float" office:value="0.001356" calcext:value-type="float">
                <text:p>0,001356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00 Promedio</text:p>
            </table:table-cell>
            <table:table-cell table:number-columns-repeated="2"/>
            <table:table-cell table:style-name="ce5" table:formula="of:=SUBTOTAL(1;[$'ProductoEscalarP.2'.$D$34:$'ProductoEscalarP.2'.$D$36])" office:value-type="float" office:value="3180.33333333333" calcext:value-type="float">
              <text:p>3180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8404639199518" calcext:value-type="float">
                <text:p>8404639199518</text:p>
              </table:table-cell>
              <table:table-cell office:value-type="float" office:value="13657" calcext:value-type="float">
                <text:p>13657</text:p>
              </table:table-cell>
              <table:table-cell office:value-type="float" office:value="0.013658" calcext:value-type="float">
                <text:p>0,013658</text:p>
              </table:table-cell>
            </table:table-row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8404639199518" calcext:value-type="float">
                <text:p>8404639199518</text:p>
              </table:table-cell>
              <table:table-cell office:value-type="float" office:value="2651" calcext:value-type="float">
                <text:p>2651</text:p>
              </table:table-cell>
              <table:table-cell office:value-type="float" office:value="0.002652" calcext:value-type="float">
                <text:p>0,002652</text:p>
              </table:table-cell>
            </table:table-row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8404639199518" calcext:value-type="float">
                <text:p>8404639199518</text:p>
              </table:table-cell>
              <table:table-cell office:value-type="float" office:value="13634" calcext:value-type="float">
                <text:p>13634</text:p>
              </table:table-cell>
              <table:table-cell office:value-type="float" office:value="0.013608" calcext:value-type="float">
                <text:p>0,013608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000 Promedio</text:p>
            </table:table-cell>
            <table:table-cell table:number-columns-repeated="2"/>
            <table:table-cell table:style-name="ce5" table:formula="of:=SUBTOTAL(1;[$'ProductoEscalarP.2'.$D$38:$'ProductoEscalarP.2'.$D$40])" office:value-type="float" office:value="9980.66666666667" calcext:value-type="float">
              <text:p>9981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000" calcext:value-type="float">
                <text:p>100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8496578899054" calcext:value-type="float">
                <text:p>8496578899054</text:p>
              </table:table-cell>
              <table:table-cell office:value-type="float" office:value="27021" calcext:value-type="float">
                <text:p>27021</text:p>
              </table:table-cell>
              <table:table-cell office:value-type="float" office:value="0.027021" calcext:value-type="float">
                <text:p>0,027021</text:p>
              </table:table-cell>
            </table:table-row>
            <table:table-row table:style-name="ro1" table:visibility="collapse">
              <table:table-cell office:value-type="float" office:value="10000000" calcext:value-type="float">
                <text:p>100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8496578899054" calcext:value-type="float">
                <text:p>8496578899054</text:p>
              </table:table-cell>
              <table:table-cell office:value-type="float" office:value="54272" calcext:value-type="float">
                <text:p>54272</text:p>
              </table:table-cell>
              <table:table-cell office:value-type="float" office:value="0.054275" calcext:value-type="float">
                <text:p>0,054275</text:p>
              </table:table-cell>
            </table:table-row>
            <table:table-row table:style-name="ro1" table:visibility="collapse">
              <table:table-cell office:value-type="float" office:value="10000000" calcext:value-type="float">
                <text:p>100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8496578899054" calcext:value-type="float">
                <text:p>8496578899054</text:p>
              </table:table-cell>
              <table:table-cell office:value-type="float" office:value="26973" calcext:value-type="float">
                <text:p>26973</text:p>
              </table:table-cell>
              <table:table-cell office:value-type="float" office:value="0.026973" calcext:value-type="float">
                <text:p>0,026973</text:p>
              </table:table-cell>
            </table:table-row>
          </table:table-row-group>
        </table:table-row-group>
        <table:table-row table:style-name="ro1">
          <table:table-cell table:style-name="Result" office:value-type="string" calcext:value-type="string">
            <text:p>10000000 Promedio</text:p>
          </table:table-cell>
          <table:table-cell table:number-columns-repeated="2"/>
          <table:table-cell table:style-name="ce5" table:formula="of:=SUBTOTAL(1;[$'ProductoEscalarP.2'.$D$42:$'ProductoEscalarP.2'.$D$44])" office:value-type="float" office:value="36088.6666666667" calcext:value-type="float">
            <text:p>36089</text:p>
          </table:table-cell>
          <table:table-cell/>
        </table:table-row>
        <table:table-row table:style-name="ro1">
          <table:table-cell table:style-name="Result" office:value-type="string" calcext:value-type="string">
            <text:p>Gran Promedio</text:p>
          </table:table-cell>
          <table:table-cell table:number-columns-repeated="2"/>
          <table:table-cell table:style-name="ce5" table:formula="of:=SUBTOTAL(1;[$'ProductoEscalarP.2'.$D$2:$'ProductoEscalarP.2'.$D$44])" office:value-type="float" office:value="5336.09090909091" calcext:value-type="float">
            <text:p>5336</text:p>
          </table:table-cell>
          <table:table-cell/>
        </table:table-row>
      </table:table>
      <table:table table:name="ProductoEscalarP.3" table:style-name="ta1">
        <table:shapes>
          <draw:frame draw:z-index="0" draw:style-name="gr1" draw:text-style-name="P1" svg:width="15.981cm" svg:height="9.004cm" svg:x="0.302cm" svg:y="6.402cm">
            <draw:object draw:notify-on-update-of-ranges="'ProductoEscalarP.3'.A5:'ProductoEscalarP.3'.A45 'ProductoEscalarP.3'.D1:'ProductoEscalarP.3'.D1 'ProductoEscalarP.3'.D2:'ProductoEscalarP.3'.D4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ce6"/>
        <table:table-column table:style-name="co7" table:default-cell-style-name="Default"/>
        <table:table-row table:style-name="ro1">
          <table:table-cell office:value-type="string" calcext:value-type="string">
            <text:p>cantidadElementos</text:p>
          </table:table-cell>
          <table:table-cell office:value-type="string" calcext:value-type="string">
            <text:p><text:s/>cantidadProcesadores</text:p>
          </table:table-cell>
          <table:table-cell office:value-type="string" calcext:value-type="string">
            <text:p>productoEscalar</text:p>
          </table:table-cell>
          <table:table-cell table:style-name="Default" office:value-type="string" calcext:value-type="string">
            <text:p>microsegundosEjec</text:p>
          </table:table-cell>
          <table:table-cell office:value-type="string" calcext:value-type="string">
            <text:p>segundosEjec</text:p>
          </table:table-cell>
        </table:table-row>
        <table:table-row-group>
          <table:table-row-group table:display="false"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6549742" calcext:value-type="float">
                <text:p>6549742</text:p>
              </table:table-cell>
              <table:table-cell table:style-name="Default" office:value-type="float" office:value="67" calcext:value-type="float">
                <text:p>67</text:p>
              </table:table-cell>
              <table:table-cell office:value-type="float" office:value="0.000069" calcext:value-type="float">
                <text:p>0,000069</text:p>
              </table:table-cell>
            </table:table-row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6549742" calcext:value-type="float">
                <text:p>6549742</text:p>
              </table:table-cell>
              <table:table-cell table:style-name="Default" office:value-type="float" office:value="68" calcext:value-type="float">
                <text:p>68</text:p>
              </table:table-cell>
              <table:table-cell office:value-type="float" office:value="0.000069" calcext:value-type="float">
                <text:p>0,000069</text:p>
              </table:table-cell>
            </table:table-row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6549742" calcext:value-type="float">
                <text:p>6549742</text:p>
              </table:table-cell>
              <table:table-cell table:style-name="Default" office:value-type="float" office:value="179" calcext:value-type="float">
                <text:p>179</text:p>
              </table:table-cell>
              <table:table-cell office:value-type="float" office:value="0.00018" calcext:value-type="float">
                <text:p>0,00018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 Promedio</text:p>
            </table:table-cell>
            <table:table-cell table:number-columns-repeated="2"/>
            <table:table-cell table:style-name="ce5" table:formula="of:=SUBTOTAL(1;[$'ProductoEscalarP.3'.$D$2:$'ProductoEscalarP.3'.$D$4])" office:value-type="float" office:value="104.666666666667" calcext:value-type="float">
              <text:p>105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795116842" calcext:value-type="float">
                <text:p>795116842</text:p>
              </table:table-cell>
              <table:table-cell office:value-type="float" office:value="88" calcext:value-type="float">
                <text:p>88</text:p>
              </table:table-cell>
              <table:table-cell office:value-type="float" office:value="0.000088" calcext:value-type="float">
                <text:p>0,000088</text:p>
              </table:table-cell>
            </table:table-row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795116842" calcext:value-type="float">
                <text:p>795116842</text:p>
              </table:table-cell>
              <table:table-cell office:value-type="float" office:value="135" calcext:value-type="float">
                <text:p>135</text:p>
              </table:table-cell>
              <table:table-cell office:value-type="float" office:value="0.000137" calcext:value-type="float">
                <text:p>0,000137</text:p>
              </table:table-cell>
            </table:table-row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795116842" calcext:value-type="float">
                <text:p>795116842</text:p>
              </table:table-cell>
              <table:table-cell office:value-type="float" office:value="45" calcext:value-type="float">
                <text:p>45</text:p>
              </table:table-cell>
              <table:table-cell office:value-type="float" office:value="0.000045" calcext:value-type="float">
                <text:p>0,000045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 Promedio</text:p>
            </table:table-cell>
            <table:table-cell table:number-columns-repeated="2"/>
            <table:table-cell table:style-name="ce5" table:formula="of:=SUBTOTAL(1;[$'ProductoEscalarP.3'.$D$6:$'ProductoEscalarP.3'.$D$8])" office:value-type="float" office:value="89.3333333333333" calcext:value-type="float">
              <text:p>89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6196122242" calcext:value-type="float">
                <text:p>6196122242</text:p>
              </table:table-cell>
              <table:table-cell office:value-type="float" office:value="37" calcext:value-type="float">
                <text:p>37</text:p>
              </table:table-cell>
              <table:table-cell office:value-type="float" office:value="0.000036" calcext:value-type="float">
                <text:p>0,000036</text:p>
              </table:table-cell>
            </table:table-row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6196122242" calcext:value-type="float">
                <text:p>6196122242</text:p>
              </table:table-cell>
              <table:table-cell office:value-type="float" office:value="36" calcext:value-type="float">
                <text:p>36</text:p>
              </table:table-cell>
              <table:table-cell office:value-type="float" office:value="0.000037" calcext:value-type="float">
                <text:p>0,000037</text:p>
              </table:table-cell>
            </table:table-row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6196122242" calcext:value-type="float">
                <text:p>6196122242</text:p>
              </table:table-cell>
              <table:table-cell office:value-type="float" office:value="71" calcext:value-type="float">
                <text:p>71</text:p>
              </table:table-cell>
              <table:table-cell office:value-type="float" office:value="0.000071" calcext:value-type="float">
                <text:p>0,000071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0 Promedio</text:p>
            </table:table-cell>
            <table:table-cell table:number-columns-repeated="2"/>
            <table:table-cell table:style-name="ce5" table:formula="of:=SUBTOTAL(1;[$'ProductoEscalarP.3'.$D$10:$'ProductoEscalarP.3'.$D$12])" office:value-type="float" office:value="48" calcext:value-type="float">
              <text:p>48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769647937046" calcext:value-type="float">
                <text:p>769647937046</text:p>
              </table:table-cell>
              <table:table-cell office:value-type="float" office:value="518" calcext:value-type="float">
                <text:p>518</text:p>
              </table:table-cell>
              <table:table-cell office:value-type="float" office:value="0.000519" calcext:value-type="float">
                <text:p>0,000519</text:p>
              </table:table-cell>
            </table:table-row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769647937046" calcext:value-type="float">
                <text:p>769647937046</text:p>
              </table:table-cell>
              <table:table-cell office:value-type="float" office:value="574" calcext:value-type="float">
                <text:p>574</text:p>
              </table:table-cell>
              <table:table-cell office:value-type="float" office:value="0.000575" calcext:value-type="float">
                <text:p>0,000575</text:p>
              </table:table-cell>
            </table:table-row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769647937046" calcext:value-type="float">
                <text:p>769647937046</text:p>
              </table:table-cell>
              <table:table-cell office:value-type="float" office:value="105" calcext:value-type="float">
                <text:p>105</text:p>
              </table:table-cell>
              <table:table-cell office:value-type="float" office:value="0.000105" calcext:value-type="float">
                <text:p>0,000105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0 Promedio</text:p>
            </table:table-cell>
            <table:table-cell table:number-columns-repeated="2"/>
            <table:table-cell table:style-name="ce5" table:formula="of:=SUBTOTAL(1;[$'ProductoEscalarP.3'.$D$14:$'ProductoEscalarP.3'.$D$16])" office:value-type="float" office:value="399" calcext:value-type="float">
              <text:p>399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6170859379946" calcext:value-type="float">
                <text:p>6170859379946</text:p>
              </table:table-cell>
              <table:table-cell office:value-type="float" office:value="1011" calcext:value-type="float">
                <text:p>1011</text:p>
              </table:table-cell>
              <table:table-cell office:value-type="float" office:value="0.001012" calcext:value-type="float">
                <text:p>0,001012</text:p>
              </table:table-cell>
            </table:table-row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6170859379946" calcext:value-type="float">
                <text:p>6170859379946</text:p>
              </table:table-cell>
              <table:table-cell office:value-type="float" office:value="1039" calcext:value-type="float">
                <text:p>1039</text:p>
              </table:table-cell>
              <table:table-cell office:value-type="float" office:value="0.00104" calcext:value-type="float">
                <text:p>0,00104</text:p>
              </table:table-cell>
            </table:table-row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6170859379946" calcext:value-type="float">
                <text:p>6170859379946</text:p>
              </table:table-cell>
              <table:table-cell office:value-type="float" office:value="1017" calcext:value-type="float">
                <text:p>1017</text:p>
              </table:table-cell>
              <table:table-cell office:value-type="float" office:value="0.001019" calcext:value-type="float">
                <text:p>0,001019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00 Promedio</text:p>
            </table:table-cell>
            <table:table-cell table:number-columns-repeated="2"/>
            <table:table-cell table:style-name="ce5" table:formula="of:=SUBTOTAL(1;[$'ProductoEscalarP.3'.$D$18:$'ProductoEscalarP.3'.$D$20])" office:value-type="float" office:value="1022.33333333333" calcext:value-type="float">
              <text:p>1022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5736010661726" calcext:value-type="float">
                <text:p>5736010661726</text:p>
              </table:table-cell>
              <table:table-cell office:value-type="float" office:value="369" calcext:value-type="float">
                <text:p>369</text:p>
              </table:table-cell>
              <table:table-cell office:value-type="float" office:value="0.00037" calcext:value-type="float">
                <text:p>0,00037</text:p>
              </table:table-cell>
            </table:table-row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5736010661726" calcext:value-type="float">
                <text:p>5736010661726</text:p>
              </table:table-cell>
              <table:table-cell office:value-type="float" office:value="1918" calcext:value-type="float">
                <text:p>1918</text:p>
              </table:table-cell>
              <table:table-cell office:value-type="float" office:value="0.001919" calcext:value-type="float">
                <text:p>0,001919</text:p>
              </table:table-cell>
            </table:table-row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5736010661726" calcext:value-type="float">
                <text:p>5736010661726</text:p>
              </table:table-cell>
              <table:table-cell office:value-type="float" office:value="375" calcext:value-type="float">
                <text:p>375</text:p>
              </table:table-cell>
              <table:table-cell office:value-type="float" office:value="0.000375" calcext:value-type="float">
                <text:p>0,000375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200000 Promedio</text:p>
            </table:table-cell>
            <table:table-cell table:number-columns-repeated="2"/>
            <table:table-cell table:style-name="ce5" table:formula="of:=SUBTOTAL(1;[$'ProductoEscalarP.3'.$D$22:$'ProductoEscalarP.3'.$D$24])" office:value-type="float" office:value="887.333333333333" calcext:value-type="float">
              <text:p>887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9056046902608" calcext:value-type="float">
                <text:p>9056046902608</text:p>
              </table:table-cell>
              <table:table-cell office:value-type="float" office:value="538" calcext:value-type="float">
                <text:p>538</text:p>
              </table:table-cell>
              <table:table-cell office:value-type="float" office:value="0.000539" calcext:value-type="float">
                <text:p>0,000539</text:p>
              </table:table-cell>
            </table:table-row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9056046902608" calcext:value-type="float">
                <text:p>9056046902608</text:p>
              </table:table-cell>
              <table:table-cell office:value-type="float" office:value="2801" calcext:value-type="float">
                <text:p>2801</text:p>
              </table:table-cell>
              <table:table-cell office:value-type="float" office:value="0.002802" calcext:value-type="float">
                <text:p>0,002802</text:p>
              </table:table-cell>
            </table:table-row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9056046902608" calcext:value-type="float">
                <text:p>9056046902608</text:p>
              </table:table-cell>
              <table:table-cell office:value-type="float" office:value="2468" calcext:value-type="float">
                <text:p>2468</text:p>
              </table:table-cell>
              <table:table-cell office:value-type="float" office:value="0.002468" calcext:value-type="float">
                <text:p>0,002468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300000 Promedio</text:p>
            </table:table-cell>
            <table:table-cell table:number-columns-repeated="2"/>
            <table:table-cell table:style-name="ce5" table:formula="of:=SUBTOTAL(1;[$'ProductoEscalarP.3'.$D$26:$'ProductoEscalarP.3'.$D$28])" office:value-type="float" office:value="1935.66666666667" calcext:value-type="float">
              <text:p>1936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7447901862170" calcext:value-type="float">
                <text:p>7447901862170</text:p>
              </table:table-cell>
              <table:table-cell office:value-type="float" office:value="3721" calcext:value-type="float">
                <text:p>3721</text:p>
              </table:table-cell>
              <table:table-cell office:value-type="float" office:value="0.003721" calcext:value-type="float">
                <text:p>0,003721</text:p>
              </table:table-cell>
            </table:table-row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7447901862170" calcext:value-type="float">
                <text:p>7447901862170</text:p>
              </table:table-cell>
              <table:table-cell office:value-type="float" office:value="3662" calcext:value-type="float">
                <text:p>3662</text:p>
              </table:table-cell>
              <table:table-cell office:value-type="float" office:value="0.003662" calcext:value-type="float">
                <text:p>0,003662</text:p>
              </table:table-cell>
            </table:table-row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7447901862170" calcext:value-type="float">
                <text:p>7447901862170</text:p>
              </table:table-cell>
              <table:table-cell office:value-type="float" office:value="735" calcext:value-type="float">
                <text:p>735</text:p>
              </table:table-cell>
              <table:table-cell office:value-type="float" office:value="0.000735" calcext:value-type="float">
                <text:p>0,000735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400000 Promedio</text:p>
            </table:table-cell>
            <table:table-cell table:number-columns-repeated="2"/>
            <table:table-cell table:style-name="ce5" table:formula="of:=SUBTOTAL(1;[$'ProductoEscalarP.3'.$D$30:$'ProductoEscalarP.3'.$D$32])" office:value-type="float" office:value="2706" calcext:value-type="float">
              <text:p>2706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10439815946350" calcext:value-type="float">
                <text:p>10439815946350</text:p>
              </table:table-cell>
              <table:table-cell office:value-type="float" office:value="4593" calcext:value-type="float">
                <text:p>4593</text:p>
              </table:table-cell>
              <table:table-cell office:value-type="float" office:value="0.004594" calcext:value-type="float">
                <text:p>0,004594</text:p>
              </table:table-cell>
            </table:table-row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10439815946350" calcext:value-type="float">
                <text:p>10439815946350</text:p>
              </table:table-cell>
              <table:table-cell office:value-type="float" office:value="4090" calcext:value-type="float">
                <text:p>4090</text:p>
              </table:table-cell>
              <table:table-cell office:value-type="float" office:value="0.004092" calcext:value-type="float">
                <text:p>0,004092</text:p>
              </table:table-cell>
            </table:table-row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10439815946350" calcext:value-type="float">
                <text:p>10439815946350</text:p>
              </table:table-cell>
              <table:table-cell office:value-type="float" office:value="4620" calcext:value-type="float">
                <text:p>4620</text:p>
              </table:table-cell>
              <table:table-cell office:value-type="float" office:value="0.004619" calcext:value-type="float">
                <text:p>0,004619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00 Promedio</text:p>
            </table:table-cell>
            <table:table-cell table:number-columns-repeated="2"/>
            <table:table-cell table:style-name="ce5" table:formula="of:=SUBTOTAL(1;[$'ProductoEscalarP.3'.$D$34:$'ProductoEscalarP.3'.$D$36])" office:value-type="float" office:value="4434.33333333333" calcext:value-type="float">
              <text:p>4434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8130764493690" calcext:value-type="float">
                <text:p>8130764493690</text:p>
              </table:table-cell>
              <table:table-cell office:value-type="float" office:value="9566" calcext:value-type="float">
                <text:p>9566</text:p>
              </table:table-cell>
              <table:table-cell office:value-type="float" office:value="0.009566" calcext:value-type="float">
                <text:p>0,009566</text:p>
              </table:table-cell>
            </table:table-row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8130764493690" calcext:value-type="float">
                <text:p>8130764493690</text:p>
              </table:table-cell>
              <table:table-cell office:value-type="float" office:value="8041" calcext:value-type="float">
                <text:p>8041</text:p>
              </table:table-cell>
              <table:table-cell office:value-type="float" office:value="0.008042" calcext:value-type="float">
                <text:p>0,008042</text:p>
              </table:table-cell>
            </table:table-row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8130764493690" calcext:value-type="float">
                <text:p>8130764493690</text:p>
              </table:table-cell>
              <table:table-cell office:value-type="float" office:value="9046" calcext:value-type="float">
                <text:p>9046</text:p>
              </table:table-cell>
              <table:table-cell office:value-type="float" office:value="0.009047" calcext:value-type="float">
                <text:p>0,009047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000 Promedio</text:p>
            </table:table-cell>
            <table:table-cell table:number-columns-repeated="2"/>
            <table:table-cell table:style-name="ce5" table:formula="of:=SUBTOTAL(1;[$'ProductoEscalarP.3'.$D$38:$'ProductoEscalarP.3'.$D$40])" office:value-type="float" office:value="8884.33333333333" calcext:value-type="float">
              <text:p>8884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000" calcext:value-type="float">
                <text:p>100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8405206851354" calcext:value-type="float">
                <text:p>8405206851354</text:p>
              </table:table-cell>
              <table:table-cell office:value-type="float" office:value="22585" calcext:value-type="float">
                <text:p>22585</text:p>
              </table:table-cell>
              <table:table-cell office:value-type="float" office:value="0.022587" calcext:value-type="float">
                <text:p>0,022587</text:p>
              </table:table-cell>
            </table:table-row>
            <table:table-row table:style-name="ro1" table:visibility="collapse">
              <table:table-cell office:value-type="float" office:value="10000000" calcext:value-type="float">
                <text:p>100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8405206851354" calcext:value-type="float">
                <text:p>8405206851354</text:p>
              </table:table-cell>
              <table:table-cell office:value-type="float" office:value="51545" calcext:value-type="float">
                <text:p>51545</text:p>
              </table:table-cell>
              <table:table-cell office:value-type="float" office:value="0.051547" calcext:value-type="float">
                <text:p>0,051547</text:p>
              </table:table-cell>
            </table:table-row>
            <table:table-row table:style-name="ro1" table:visibility="collapse">
              <table:table-cell office:value-type="float" office:value="10000000" calcext:value-type="float">
                <text:p>100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8405206851354" calcext:value-type="float">
                <text:p>8405206851354</text:p>
              </table:table-cell>
              <table:table-cell office:value-type="float" office:value="48020" calcext:value-type="float">
                <text:p>48020</text:p>
              </table:table-cell>
              <table:table-cell office:value-type="float" office:value="0.048022" calcext:value-type="float">
                <text:p>0,048022</text:p>
              </table:table-cell>
            </table:table-row>
          </table:table-row-group>
        </table:table-row-group>
        <table:table-row table:style-name="ro1">
          <table:table-cell table:style-name="Result" office:value-type="string" calcext:value-type="string">
            <text:p>10000000 Promedio</text:p>
          </table:table-cell>
          <table:table-cell table:number-columns-repeated="2"/>
          <table:table-cell table:style-name="ce5" table:formula="of:=SUBTOTAL(1;[$'ProductoEscalarP.3'.$D$42:$'ProductoEscalarP.3'.$D$44])" office:value-type="float" office:value="40716.6666666667" calcext:value-type="float">
            <text:p>40717</text:p>
          </table:table-cell>
          <table:table-cell/>
        </table:table-row>
        <table:table-row table:style-name="ro1">
          <table:table-cell table:style-name="Result" office:value-type="string" calcext:value-type="string">
            <text:p>Gran Promedio</text:p>
          </table:table-cell>
          <table:table-cell table:number-columns-repeated="2"/>
          <table:table-cell table:style-name="ce5" table:formula="of:=SUBTOTAL(1;[$'ProductoEscalarP.3'.$D$2:$'ProductoEscalarP.3'.$D$44])" office:value-type="float" office:value="5566.15151515152" calcext:value-type="float">
            <text:p>5566</text:p>
          </table:table-cell>
          <table:table-cell/>
        </table:table-row>
      </table:table>
      <table:table table:name="ProductoEscalarP.4" table:style-name="ta1">
        <table:shapes>
          <draw:frame draw:z-index="0" draw:style-name="gr1" draw:text-style-name="P1" svg:width="15.999cm" svg:height="8.999cm" svg:x="0.003cm" svg:y="6.847cm">
            <draw:object draw:notify-on-update-of-ranges="'ProductoEscalarP.4'.A5:'ProductoEscalarP.4'.A45 'ProductoEscalarP.4'.D1:'ProductoEscalarP.4'.D1 'ProductoEscalarP.4'.D2:'ProductoEscalarP.4'.D4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antidadElementos</text:p>
          </table:table-cell>
          <table:table-cell office:value-type="string" calcext:value-type="string">
            <text:p><text:s/>cantidadProcesadores</text:p>
          </table:table-cell>
          <table:table-cell office:value-type="string" calcext:value-type="string">
            <text:p>productoEscalar</text:p>
          </table:table-cell>
          <table:table-cell office:value-type="string" calcext:value-type="string">
            <text:p>microsegundosEjec</text:p>
          </table:table-cell>
          <table:table-cell office:value-type="string" calcext:value-type="string">
            <text:p>segundosEjec</text:p>
          </table:table-cell>
        </table:table-row>
        <table:table-row-group>
          <table:table-row-group table:display="false"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2741368" calcext:value-type="float">
                <text:p>2741368</text:p>
              </table:table-cell>
              <table:table-cell office:value-type="float" office:value="86" calcext:value-type="float">
                <text:p>86</text:p>
              </table:table-cell>
              <table:table-cell office:value-type="float" office:value="0.000087" calcext:value-type="float">
                <text:p>0,000087</text:p>
              </table:table-cell>
            </table:table-row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2741368" calcext:value-type="float">
                <text:p>2741368</text:p>
              </table:table-cell>
              <table:table-cell office:value-type="float" office:value="55" calcext:value-type="float">
                <text:p>55</text:p>
              </table:table-cell>
              <table:table-cell office:value-type="float" office:value="0.000055" calcext:value-type="float">
                <text:p>0,000055</text:p>
              </table:table-cell>
            </table:table-row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2741368" calcext:value-type="float">
                <text:p>2741368</text:p>
              </table:table-cell>
              <table:table-cell office:value-type="float" office:value="91" calcext:value-type="float">
                <text:p>91</text:p>
              </table:table-cell>
              <table:table-cell office:value-type="float" office:value="0.000091" calcext:value-type="float">
                <text:p>0,000091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 Promedio</text:p>
            </table:table-cell>
            <table:table-cell table:number-columns-repeated="2"/>
            <table:table-cell table:style-name="Result" table:formula="of:=SUBTOTAL(1;[$'ProductoEscalarP.4'.$D$2:$'ProductoEscalarP.4'.$D$4])" office:value-type="float" office:value="77.3333333333333" calcext:value-type="float">
              <text:p>77,3333333333333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325282868" calcext:value-type="float">
                <text:p>325282868</text:p>
              </table:table-cell>
              <table:table-cell office:value-type="float" office:value="106" calcext:value-type="float">
                <text:p>106</text:p>
              </table:table-cell>
              <table:table-cell office:value-type="float" office:value="0.000106" calcext:value-type="float">
                <text:p>0,000106</text:p>
              </table:table-cell>
            </table:table-row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325282868" calcext:value-type="float">
                <text:p>325282868</text:p>
              </table:table-cell>
              <table:table-cell office:value-type="float" office:value="135" calcext:value-type="float">
                <text:p>135</text:p>
              </table:table-cell>
              <table:table-cell office:value-type="float" office:value="0.000135" calcext:value-type="float">
                <text:p>0,000135</text:p>
              </table:table-cell>
            </table:table-row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325282868" calcext:value-type="float">
                <text:p>325282868</text:p>
              </table:table-cell>
              <table:table-cell office:value-type="float" office:value="201" calcext:value-type="float">
                <text:p>201</text:p>
              </table:table-cell>
              <table:table-cell office:value-type="float" office:value="0.000202" calcext:value-type="float">
                <text:p>0,000202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 Promedio</text:p>
            </table:table-cell>
            <table:table-cell table:number-columns-repeated="2"/>
            <table:table-cell table:style-name="Result" table:formula="of:=SUBTOTAL(1;[$'ProductoEscalarP.4'.$D$6:$'ProductoEscalarP.4'.$D$8])" office:value-type="float" office:value="147.333333333333" calcext:value-type="float">
              <text:p>147,333333333333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2602756618" calcext:value-type="float">
                <text:p>2602756618</text:p>
              </table:table-cell>
              <table:table-cell office:value-type="float" office:value="82" calcext:value-type="float">
                <text:p>82</text:p>
              </table:table-cell>
              <table:table-cell office:value-type="float" office:value="0.000083" calcext:value-type="float">
                <text:p>0,000083</text:p>
              </table:table-cell>
            </table:table-row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2602756618" calcext:value-type="float">
                <text:p>2602756618</text:p>
              </table:table-cell>
              <table:table-cell office:value-type="float" office:value="89" calcext:value-type="float">
                <text:p>89</text:p>
              </table:table-cell>
              <table:table-cell office:value-type="float" office:value="0.00009" calcext:value-type="float">
                <text:p>0,00009</text:p>
              </table:table-cell>
            </table:table-row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2602756618" calcext:value-type="float">
                <text:p>2602756618</text:p>
              </table:table-cell>
              <table:table-cell office:value-type="float" office:value="188" calcext:value-type="float">
                <text:p>188</text:p>
              </table:table-cell>
              <table:table-cell office:value-type="float" office:value="0.00019" calcext:value-type="float">
                <text:p>0,00019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0 Promedio</text:p>
            </table:table-cell>
            <table:table-cell table:number-columns-repeated="2"/>
            <table:table-cell table:style-name="Result" table:formula="of:=SUBTOTAL(1;[$'ProductoEscalarP.4'.$D$10:$'ProductoEscalarP.4'.$D$12])" office:value-type="float" office:value="119.666666666667" calcext:value-type="float">
              <text:p>119,666666666667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325481921618" calcext:value-type="float">
                <text:p>325481921618</text:p>
              </table:table-cell>
              <table:table-cell office:value-type="float" office:value="80" calcext:value-type="float">
                <text:p>80</text:p>
              </table:table-cell>
              <table:table-cell office:value-type="float" office:value="0.00008" calcext:value-type="float">
                <text:p>0,00008</text:p>
              </table:table-cell>
            </table:table-row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325481921618" calcext:value-type="float">
                <text:p>325481921618</text:p>
              </table:table-cell>
              <table:table-cell office:value-type="float" office:value="414" calcext:value-type="float">
                <text:p>414</text:p>
              </table:table-cell>
              <table:table-cell office:value-type="float" office:value="0.000415" calcext:value-type="float">
                <text:p>0,000415</text:p>
              </table:table-cell>
            </table:table-row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325481921618" calcext:value-type="float">
                <text:p>325481921618</text:p>
              </table:table-cell>
              <table:table-cell office:value-type="float" office:value="382" calcext:value-type="float">
                <text:p>382</text:p>
              </table:table-cell>
              <table:table-cell office:value-type="float" office:value="0.000383" calcext:value-type="float">
                <text:p>0,000383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0 Promedio</text:p>
            </table:table-cell>
            <table:table-cell table:number-columns-repeated="2"/>
            <table:table-cell table:style-name="Result" table:formula="of:=SUBTOTAL(1;[$'ProductoEscalarP.4'.$D$14:$'ProductoEscalarP.4'.$D$16])" office:value-type="float" office:value="292" calcext:value-type="float">
              <text:p>292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2604010565368" calcext:value-type="float">
                <text:p>2604010565368</text:p>
              </table:table-cell>
              <table:table-cell office:value-type="float" office:value="803" calcext:value-type="float">
                <text:p>803</text:p>
              </table:table-cell>
              <table:table-cell office:value-type="float" office:value="0.000805" calcext:value-type="float">
                <text:p>0,000805</text:p>
              </table:table-cell>
            </table:table-row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2604010565368" calcext:value-type="float">
                <text:p>2604010565368</text:p>
              </table:table-cell>
              <table:table-cell office:value-type="float" office:value="148" calcext:value-type="float">
                <text:p>148</text:p>
              </table:table-cell>
              <table:table-cell office:value-type="float" office:value="0.000148" calcext:value-type="float">
                <text:p>0,000148</text:p>
              </table:table-cell>
            </table:table-row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2604010565368" calcext:value-type="float">
                <text:p>2604010565368</text:p>
              </table:table-cell>
              <table:table-cell office:value-type="float" office:value="804" calcext:value-type="float">
                <text:p>804</text:p>
              </table:table-cell>
              <table:table-cell office:value-type="float" office:value="0.000804" calcext:value-type="float">
                <text:p>0,000804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00 Promedio</text:p>
            </table:table-cell>
            <table:table-cell table:number-columns-repeated="2"/>
            <table:table-cell table:style-name="Result" table:formula="of:=SUBTOTAL(1;[$'ProductoEscalarP.4'.$D$18:$'ProductoEscalarP.4'.$D$20])" office:value-type="float" office:value="585" calcext:value-type="float">
              <text:p>585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12977213293484" calcext:value-type="float">
                <text:p>12977213293484</text:p>
              </table:table-cell>
              <table:table-cell office:value-type="float" office:value="1263" calcext:value-type="float">
                <text:p>1263</text:p>
              </table:table-cell>
              <table:table-cell office:value-type="float" office:value="0.001264" calcext:value-type="float">
                <text:p>0,001264</text:p>
              </table:table-cell>
            </table:table-row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12977213293484" calcext:value-type="float">
                <text:p>12977213293484</text:p>
              </table:table-cell>
              <table:table-cell office:value-type="float" office:value="1513" calcext:value-type="float">
                <text:p>1513</text:p>
              </table:table-cell>
              <table:table-cell office:value-type="float" office:value="0.001513" calcext:value-type="float">
                <text:p>0,001513</text:p>
              </table:table-cell>
            </table:table-row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12977213293484" calcext:value-type="float">
                <text:p>12977213293484</text:p>
              </table:table-cell>
              <table:table-cell office:value-type="float" office:value="1266" calcext:value-type="float">
                <text:p>1266</text:p>
              </table:table-cell>
              <table:table-cell office:value-type="float" office:value="0.001266" calcext:value-type="float">
                <text:p>0,001266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200000 Promedio</text:p>
            </table:table-cell>
            <table:table-cell table:number-columns-repeated="2"/>
            <table:table-cell table:style-name="Result" table:formula="of:=SUBTOTAL(1;[$'ProductoEscalarP.4'.$D$22:$'ProductoEscalarP.4'.$D$24])" office:value-type="float" office:value="1347.33333333333" calcext:value-type="float">
              <text:p>1347,33333333333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8768507505984" calcext:value-type="float">
                <text:p>8768507505984</text:p>
              </table:table-cell>
              <table:table-cell office:value-type="float" office:value="1243" calcext:value-type="float">
                <text:p>1243</text:p>
              </table:table-cell>
              <table:table-cell office:value-type="float" office:value="0.001244" calcext:value-type="float">
                <text:p>0,001244</text:p>
              </table:table-cell>
            </table:table-row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8768507505984" calcext:value-type="float">
                <text:p>8768507505984</text:p>
              </table:table-cell>
              <table:table-cell office:value-type="float" office:value="1968" calcext:value-type="float">
                <text:p>1968</text:p>
              </table:table-cell>
              <table:table-cell office:value-type="float" office:value="0.001968" calcext:value-type="float">
                <text:p>0,001968</text:p>
              </table:table-cell>
            </table:table-row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8768507505984" calcext:value-type="float">
                <text:p>8768507505984</text:p>
              </table:table-cell>
              <table:table-cell office:value-type="float" office:value="1882" calcext:value-type="float">
                <text:p>1882</text:p>
              </table:table-cell>
              <table:table-cell office:value-type="float" office:value="0.001882" calcext:value-type="float">
                <text:p>0,001882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300000 Promedio</text:p>
            </table:table-cell>
            <table:table-cell table:number-columns-repeated="2"/>
            <table:table-cell table:style-name="Result" table:formula="of:=SUBTOTAL(1;[$'ProductoEscalarP.4'.$D$26:$'ProductoEscalarP.4'.$D$28])" office:value-type="float" office:value="1697.66666666667" calcext:value-type="float">
              <text:p>1697,66666666667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9056046908852" calcext:value-type="float">
                <text:p>9056046908852</text:p>
              </table:table-cell>
              <table:table-cell office:value-type="float" office:value="1729" calcext:value-type="float">
                <text:p>1729</text:p>
              </table:table-cell>
              <table:table-cell office:value-type="float" office:value="0.00173" calcext:value-type="float">
                <text:p>0,00173</text:p>
              </table:table-cell>
            </table:table-row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9056046908852" calcext:value-type="float">
                <text:p>9056046908852</text:p>
              </table:table-cell>
              <table:table-cell office:value-type="float" office:value="1760" calcext:value-type="float">
                <text:p>1760</text:p>
              </table:table-cell>
              <table:table-cell office:value-type="float" office:value="0.00176" calcext:value-type="float">
                <text:p>0,00176</text:p>
              </table:table-cell>
            </table:table-row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9056046908852" calcext:value-type="float">
                <text:p>9056046908852</text:p>
              </table:table-cell>
              <table:table-cell office:value-type="float" office:value="1731" calcext:value-type="float">
                <text:p>1731</text:p>
              </table:table-cell>
              <table:table-cell office:value-type="float" office:value="0.001731" calcext:value-type="float">
                <text:p>0,001731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400000 Promedio</text:p>
            </table:table-cell>
            <table:table-cell table:number-columns-repeated="2"/>
            <table:table-cell table:style-name="Result" table:formula="of:=SUBTOTAL(1;[$'ProductoEscalarP.4'.$D$30:$'ProductoEscalarP.4'.$D$32])" office:value-type="float" office:value="1740" calcext:value-type="float">
              <text:p>1740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9488938608392" calcext:value-type="float">
                <text:p>9488938608392</text:p>
              </table:table-cell>
              <table:table-cell office:value-type="float" office:value="701" calcext:value-type="float">
                <text:p>701</text:p>
              </table:table-cell>
              <table:table-cell office:value-type="float" office:value="0.000701" calcext:value-type="float">
                <text:p>0,000701</text:p>
              </table:table-cell>
            </table:table-row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9488938608392" calcext:value-type="float">
                <text:p>9488938608392</text:p>
              </table:table-cell>
              <table:table-cell office:value-type="float" office:value="687" calcext:value-type="float">
                <text:p>687</text:p>
              </table:table-cell>
              <table:table-cell office:value-type="float" office:value="0.000687" calcext:value-type="float">
                <text:p>0,000687</text:p>
              </table:table-cell>
            </table:table-row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9488938608392" calcext:value-type="float">
                <text:p>9488938608392</text:p>
              </table:table-cell>
              <table:table-cell office:value-type="float" office:value="3119" calcext:value-type="float">
                <text:p>3119</text:p>
              </table:table-cell>
              <table:table-cell office:value-type="float" office:value="0.003119" calcext:value-type="float">
                <text:p>0,003119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00 Promedio</text:p>
            </table:table-cell>
            <table:table-cell table:number-columns-repeated="2"/>
            <table:table-cell table:style-name="Result" table:formula="of:=SUBTOTAL(1;[$'ProductoEscalarP.4'.$D$34:$'ProductoEscalarP.4'.$D$36])" office:value-type="float" office:value="1502.33333333333" calcext:value-type="float">
              <text:p>1502,33333333333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9668672446668" calcext:value-type="float">
                <text:p>9668672446668</text:p>
              </table:table-cell>
              <table:table-cell office:value-type="float" office:value="1370" calcext:value-type="float">
                <text:p>1370</text:p>
              </table:table-cell>
              <table:table-cell office:value-type="float" office:value="0.00137" calcext:value-type="float">
                <text:p>0,00137</text:p>
              </table:table-cell>
            </table:table-row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9668672446668" calcext:value-type="float">
                <text:p>9668672446668</text:p>
              </table:table-cell>
              <table:table-cell office:value-type="float" office:value="6093" calcext:value-type="float">
                <text:p>6093</text:p>
              </table:table-cell>
              <table:table-cell office:value-type="float" office:value="0.006093" calcext:value-type="float">
                <text:p>0,006093</text:p>
              </table:table-cell>
            </table:table-row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9668672446668" calcext:value-type="float">
                <text:p>9668672446668</text:p>
              </table:table-cell>
              <table:table-cell office:value-type="float" office:value="1328" calcext:value-type="float">
                <text:p>1328</text:p>
              </table:table-cell>
              <table:table-cell office:value-type="float" office:value="0.00133" calcext:value-type="float">
                <text:p>0,00133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000 Promedio</text:p>
            </table:table-cell>
            <table:table-cell table:number-columns-repeated="2"/>
            <table:table-cell table:style-name="Result" table:formula="of:=SUBTOTAL(1;[$'ProductoEscalarP.4'.$D$38:$'ProductoEscalarP.4'.$D$40])" office:value-type="float" office:value="2930.33333333333" calcext:value-type="float">
              <text:p>2930,33333333333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000" calcext:value-type="float">
                <text:p>100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8445555014452" calcext:value-type="float">
                <text:p>8445555014452</text:p>
              </table:table-cell>
              <table:table-cell office:value-type="float" office:value="38828" calcext:value-type="float">
                <text:p>38828</text:p>
              </table:table-cell>
              <table:table-cell office:value-type="float" office:value="0.03883" calcext:value-type="float">
                <text:p>0,03883</text:p>
              </table:table-cell>
            </table:table-row>
            <table:table-row table:style-name="ro1" table:visibility="collapse">
              <table:table-cell office:value-type="float" office:value="10000000" calcext:value-type="float">
                <text:p>100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8445555014452" calcext:value-type="float">
                <text:p>8445555014452</text:p>
              </table:table-cell>
              <table:table-cell office:value-type="float" office:value="43544" calcext:value-type="float">
                <text:p>43544</text:p>
              </table:table-cell>
              <table:table-cell office:value-type="float" office:value="0.043546" calcext:value-type="float">
                <text:p>0,043546</text:p>
              </table:table-cell>
            </table:table-row>
            <table:table-row table:style-name="ro1" table:visibility="collapse">
              <table:table-cell office:value-type="float" office:value="10000000" calcext:value-type="float">
                <text:p>100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8445555014452" calcext:value-type="float">
                <text:p>8445555014452</text:p>
              </table:table-cell>
              <table:table-cell office:value-type="float" office:value="13495" calcext:value-type="float">
                <text:p>13495</text:p>
              </table:table-cell>
              <table:table-cell office:value-type="float" office:value="0.013494" calcext:value-type="float">
                <text:p>0,013494</text:p>
              </table:table-cell>
            </table:table-row>
          </table:table-row-group>
        </table:table-row-group>
        <table:table-row table:style-name="ro1">
          <table:table-cell table:style-name="Result" office:value-type="string" calcext:value-type="string">
            <text:p>10000000 Promedio</text:p>
          </table:table-cell>
          <table:table-cell table:number-columns-repeated="2"/>
          <table:table-cell table:style-name="Result" table:formula="of:=SUBTOTAL(1;[$'ProductoEscalarP.4'.$D$42:$'ProductoEscalarP.4'.$D$44])" office:value-type="float" office:value="31955.6666666667" calcext:value-type="float">
            <text:p>31955,6666666667</text:p>
          </table:table-cell>
          <table:table-cell/>
        </table:table-row>
        <table:table-row table:style-name="ro1">
          <table:table-cell table:style-name="Result" office:value-type="string" calcext:value-type="string">
            <text:p>Gran Promedio</text:p>
          </table:table-cell>
          <table:table-cell table:number-columns-repeated="2"/>
          <table:table-cell table:style-name="Result" table:formula="of:=SUBTOTAL(1;[$'ProductoEscalarP.4'.$D$2:$'ProductoEscalarP.4'.$D$44])" office:value-type="float" office:value="3854.06060606061" calcext:value-type="float">
            <text:p>3854,06060606061</text:p>
          </table:table-cell>
          <table:table-cell/>
        </table:table-row>
      </table:table>
      <table:table table:name="Hoja5" table:style-name="ta1">
        <table:shapes>
          <draw:frame draw:z-index="0" draw:style-name="gr1" draw:text-style-name="P1" svg:width="15.997cm" svg:height="11.98cm" svg:x="19.032cm" svg:y="24.103cm">
            <draw:object draw:notify-on-update-of-ranges="Hoja5.A11:Hoja5.A21 Hoja5.B10:Hoja5.B10 Hoja5.B10:Hoja5.B21 Hoja5.C10:Hoja5.C10 Hoja5.C10:Hoja5.C21 Hoja5.D10:Hoja5.D10 Hoja5.D10:Hoja5.D21 Hoja5.E10:Hoja5.E10 Hoja5.E10:Hoja5.E2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5" table:number-columns-repeated="3" table:default-cell-style-name="Default"/>
        <table:table-column table:style-name="co1" table:default-cell-style-name="Default"/>
        <table:table-column table:style-name="co5" table:number-columns-repeated="12" table:default-cell-style-name="Default"/>
        <table:table-row table:style-name="ro1">
          <table:table-cell office:value-type="string" calcext:value-type="string">
            <text:p>cantidadElementos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<text:s/>cantidadProceso</text:p>
          </table:table-cell>
          <table:table-cell office:value-type="string" calcext:value-type="string">
            <text:p>microsegundosEjec</text:p>
          </table:table-cell>
          <table:table-cell table:number-columns-repeated="16"/>
        </table:table-row>
        <table:table-row-group>
          <table:table-row-group>
            <table:table-row table:style-name="ro1">
              <table:table-cell office:value-type="string" calcext:value-type="string">
                <text:p>1000...1000000</text:p>
              </table:table-cell>
              <table:table-cell office:value-type="string" calcext:value-type="string">
                <text:p>Paralela</text:p>
              </table:table-cell>
              <table:table-cell office:value-type="float" office:value="2" calcext:value-type="float">
                <text:p>2</text:p>
              </table:table-cell>
              <table:table-cell table:style-name="ce6" table:formula="of:=[.$C$22]" office:value-type="float" office:value="5336.09090909091" calcext:value-type="float">
                <text:p>5336</text:p>
              </table:table-cell>
              <table:table-cell table:number-columns-repeated="16"/>
            </table:table-row>
            <table:table-row table:style-name="ro1">
              <table:table-cell office:value-type="string" calcext:value-type="string">
                <text:p>1000...1000000</text:p>
              </table:table-cell>
              <table:table-cell office:value-type="string" calcext:value-type="string">
                <text:p>Paralela</text:p>
              </table:table-cell>
              <table:table-cell office:value-type="float" office:value="3" calcext:value-type="float">
                <text:p>3</text:p>
              </table:table-cell>
              <table:table-cell table:style-name="ce6" table:formula="of:=[.$D$22]" office:value-type="float" office:value="5566.15151515152" calcext:value-type="float">
                <text:p>5566</text:p>
              </table:table-cell>
              <table:table-cell table:number-columns-repeated="16"/>
            </table:table-row>
            <table:table-row table:style-name="ro1">
              <table:table-cell office:value-type="string" calcext:value-type="string">
                <text:p>1000...1000000</text:p>
              </table:table-cell>
              <table:table-cell office:value-type="string" calcext:value-type="string">
                <text:p>Paralela</text:p>
              </table:table-cell>
              <table:table-cell office:value-type="float" office:value="4" calcext:value-type="float">
                <text:p>4</text:p>
              </table:table-cell>
              <table:table-cell table:style-name="ce6" table:formula="of:=[.$E$22]" office:value-type="float" office:value="3854.06060606061" calcext:value-type="float">
                <text:p>3854</text:p>
              </table:table-cell>
              <table:table-cell table:number-columns-repeated="16"/>
            </table:table-row>
          </table:table-row-group>
          <table:table-row table:style-name="ro1">
            <table:table-cell/>
            <table:table-cell table:style-name="Result" office:value-type="string" calcext:value-type="string">
              <text:p>Paralela Promedio</text:p>
            </table:table-cell>
            <table:table-cell/>
            <table:table-cell table:style-name="ce5" table:formula="of:=SUBTOTAL(1;[.$D$2:.$D$4])" office:value-type="float" office:value="4918.76767676768" calcext:value-type="float">
              <text:p>4919</text:p>
            </table:table-cell>
            <table:table-cell table:number-columns-repeated="16"/>
          </table:table-row>
          <table:table-row-group>
            <table:table-row table:style-name="ro1">
              <table:table-cell office:value-type="string" calcext:value-type="string">
                <text:p>1000...1000000</text:p>
              </table:table-cell>
              <table:table-cell office:value-type="string" calcext:value-type="string">
                <text:p>Secuencial</text:p>
              </table:table-cell>
              <table:table-cell office:value-type="float" office:value="1" calcext:value-type="float">
                <text:p>1</text:p>
              </table:table-cell>
              <table:table-cell table:style-name="ce6" table:formula="of:=[.$B$22]" office:value-type="float" office:value="26856.6363636364" calcext:value-type="float">
                <text:p>26857</text:p>
              </table:table-cell>
              <table:table-cell table:number-columns-repeated="16"/>
            </table:table-row>
          </table:table-row-group>
        </table:table-row-group>
        <table:table-row table:style-name="ro1">
          <table:table-cell/>
          <table:table-cell table:style-name="Result" office:value-type="string" calcext:value-type="string">
            <text:p>Secuencial Promedio</text:p>
          </table:table-cell>
          <table:table-cell/>
          <table:table-cell table:style-name="ce5" table:formula="of:=SUBTOTAL(1;[.$D$6:.$D$6])" office:value-type="float" office:value="26856.6363636364" calcext:value-type="float">
            <text:p>26857</text:p>
          </table:table-cell>
          <table:table-cell table:number-columns-repeated="16"/>
        </table:table-row>
        <table:table-row table:style-name="ro1">
          <table:table-cell/>
          <table:table-cell table:style-name="Result" office:value-type="string" calcext:value-type="string">
            <text:p>Gran Promedio</text:p>
          </table:table-cell>
          <table:table-cell/>
          <table:table-cell table:style-name="ce5" table:formula="of:=SUBTOTAL(1;[.$D$2:.$D$6])" office:value-type="float" office:value="10403.2348484849" calcext:value-type="float">
            <text:p>10403</text:p>
          </table:table-cell>
          <table:table-cell table:number-columns-repeated="16"/>
        </table:table-row>
        <table:table-row table:style-name="ro1">
          <table:table-cell/>
          <table:table-cell table:style-name="ce7"/>
          <table:table-cell table:number-columns-repeated="18"/>
        </table:table-row>
        <table:table-row table:style-name="ro1">
          <table:table-cell office:value-type="string" calcext:value-type="string">
            <text:p>cantidadElementos</text:p>
          </table:table-cell>
          <table:table-cell table:style-name="ce7" office:value-type="string" calcext:value-type="string">
            <text:p>Secuenci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antidadElementos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Eficiencia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edUp 2</text:p>
          </table:table-cell>
          <table:table-cell office:value-type="string" calcext:value-type="string">
            <text:p>Eficiencia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edUp 3</text:p>
          </table:table-cell>
          <table:table-cell office:value-type="string" calcext:value-type="string">
            <text:p>Eficiencia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Up 4</text:p>
          </table:table-cell>
          <table:table-cell office:value-type="string" calcext:value-type="string">
            <text:p>Eficiencia 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69.3333333333333" calcext:value-type="float">
            <text:p>69</text:p>
          </table:table-cell>
          <table:table-cell table:style-name="ce6" office:value-type="float" office:value="104.666666666667" calcext:value-type="float">
            <text:p>105</text:p>
          </table:table-cell>
          <table:table-cell table:style-name="ce6" office:value-type="float" office:value="77.3333333333333" calcext:value-type="float">
            <text:p>77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57" calcext:value-type="float">
            <text:p>57</text:p>
          </table:table-cell>
          <table:table-cell table:formula="of:=[.I11]/[.I11]" office:value-type="float" office:value="1" calcext:value-type="float">
            <text:p>1</text:p>
          </table:table-cell>
          <table:table-cell table:formula="of:=([.J11]/[.$I$10])*100" office:value-type="float" office:value="100" calcext:value-type="float">
            <text:p>100</text:p>
          </table:table-cell>
          <table:table-cell table:style-name="ce6" office:value-type="float" office:value="3771.66666666667" calcext:value-type="float">
            <text:p>3772</text:p>
          </table:table-cell>
          <table:table-cell table:style-name="ce11" table:formula="of:=[.I11]/[.L11]" office:value-type="float" office:value="0.0151126822801591" calcext:value-type="float">
            <text:p>0,015</text:p>
          </table:table-cell>
          <table:table-cell table:style-name="ce6" table:formula="of:=([.M11]/[.$L$10])*100" office:value-type="float" office:value="0.755634114007953" calcext:value-type="float">
            <text:p>1</text:p>
          </table:table-cell>
          <table:table-cell table:style-name="ce6" office:value-type="float" office:value="4424.33333333333" calcext:value-type="float">
            <text:p>4424</text:p>
          </table:table-cell>
          <table:table-cell table:style-name="ce11" table:formula="of:=[.I11]/[.O11]" office:value-type="float" office:value="0.0128832969185565" calcext:value-type="float">
            <text:p>0,013</text:p>
          </table:table-cell>
          <table:table-cell table:style-name="ce6" table:formula="of:=([.P11]/[.$O$10])*100" office:value-type="float" office:value="0.429443230618549" calcext:value-type="float">
            <text:p>0</text:p>
          </table:table-cell>
          <table:table-cell table:style-name="ce6" office:value-type="float" office:value="2615" calcext:value-type="float">
            <text:p>2615</text:p>
          </table:table-cell>
          <table:table-cell table:style-name="ce11" table:formula="of:=[.I11]/[.R11]" office:value-type="float" office:value="0.0217973231357553" calcext:value-type="float">
            <text:p>0,022</text:p>
          </table:table-cell>
          <table:table-cell table:style-name="ce6" table:formula="of:=([.S11]/[.$R$10])*100" office:value-type="float" office:value="0.544933078393882" calcext:value-type="float">
            <text:p>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6" office:value-type="float" office:value="592" calcext:value-type="float">
            <text:p>592</text:p>
          </table:table-cell>
          <table:table-cell table:style-name="ce6" office:value-type="float" office:value="95.6666666666667" calcext:value-type="float">
            <text:p>96</text:p>
          </table:table-cell>
          <table:table-cell table:style-name="ce6" office:value-type="float" office:value="89.3333333333333" calcext:value-type="float">
            <text:p>89</text:p>
          </table:table-cell>
          <table:table-cell table:style-name="ce6" office:value-type="float" office:value="147.333333333333" calcext:value-type="float">
            <text:p>147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197" calcext:value-type="float">
            <text:p>197</text:p>
          </table:table-cell>
          <table:table-cell table:formula="of:=[.I12]/[.I12]" office:value-type="float" office:value="1" calcext:value-type="float">
            <text:p>1</text:p>
          </table:table-cell>
          <table:table-cell table:formula="of:=([.J12]/[.$I$10])*100" office:value-type="float" office:value="100" calcext:value-type="float">
            <text:p>100</text:p>
          </table:table-cell>
          <table:table-cell table:style-name="ce6" office:value-type="float" office:value="35449.3333333333" calcext:value-type="float">
            <text:p>35449</text:p>
          </table:table-cell>
          <table:table-cell table:style-name="ce11" table:formula="of:=[.I12]/[.L12]" office:value-type="float" office:value="0.00555722721630873" calcext:value-type="float">
            <text:p>0,006</text:p>
          </table:table-cell>
          <table:table-cell table:style-name="ce6" table:formula="of:=([.M12]/[.$L$10])*100" office:value-type="float" office:value="0.277861360815436" calcext:value-type="float">
            <text:p>0</text:p>
          </table:table-cell>
          <table:table-cell table:style-name="ce6" office:value-type="float" office:value="39686.3333333333" calcext:value-type="float">
            <text:p>39686</text:p>
          </table:table-cell>
          <table:table-cell table:style-name="ce11" table:formula="of:=[.I12]/[.O12]" office:value-type="float" office:value="0.00496392544872711" calcext:value-type="float">
            <text:p>0,005</text:p>
          </table:table-cell>
          <table:table-cell table:style-name="ce6" table:formula="of:=([.P12]/[.$O$10])*100" office:value-type="float" office:value="0.165464181624237" calcext:value-type="float">
            <text:p>0</text:p>
          </table:table-cell>
          <table:table-cell table:style-name="ce6" office:value-type="float" office:value="42230.3333333333" calcext:value-type="float">
            <text:p>42230</text:p>
          </table:table-cell>
          <table:table-cell table:style-name="ce11" table:formula="of:=[.I12]/[.R12]" office:value-type="float" office:value="0.00466489332312477" calcext:value-type="float">
            <text:p>0,005</text:p>
          </table:table-cell>
          <table:table-cell table:style-name="ce6" table:formula="of:=([.S12]/[.$R$10])*100" office:value-type="float" office:value="0.116622333078119" calcext:value-type="float">
            <text:p>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6" office:value-type="float" office:value="1166" calcext:value-type="float">
            <text:p>1166</text:p>
          </table:table-cell>
          <table:table-cell table:style-name="ce6" office:value-type="float" office:value="103.666666666667" calcext:value-type="float">
            <text:p>104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19.666666666667" calcext:value-type="float">
            <text:p>12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383" calcext:value-type="float">
            <text:p>383</text:p>
          </table:table-cell>
          <table:table-cell table:formula="of:=[.I13]/[.I13]" office:value-type="float" office:value="1" calcext:value-type="float">
            <text:p>1</text:p>
          </table:table-cell>
          <table:table-cell table:formula="of:=([.J13]/[.$I$10])*100" office:value-type="float" office:value="100" calcext:value-type="float">
            <text:p>100</text:p>
          </table:table-cell>
          <table:table-cell table:style-name="ce6" office:value-type="float" office:value="134255.333333333" calcext:value-type="float">
            <text:p>134255</text:p>
          </table:table-cell>
          <table:table-cell table:style-name="ce11" table:formula="of:=[.I13]/[.L13]" office:value-type="float" office:value="0.00285277307419197" calcext:value-type="float">
            <text:p>0,003</text:p>
          </table:table-cell>
          <table:table-cell table:style-name="ce6" table:formula="of:=([.M13]/[.$L$10])*100" office:value-type="float" office:value="0.142638653709599" calcext:value-type="float">
            <text:p>0</text:p>
          </table:table-cell>
          <table:table-cell table:style-name="ce6" office:value-type="float" office:value="96175.6666666667" calcext:value-type="float">
            <text:p>96176</text:p>
          </table:table-cell>
          <table:table-cell table:style-name="ce11" table:formula="of:=[.I13]/[.O13]" office:value-type="float" office:value="0.0039822962842299" calcext:value-type="float">
            <text:p>0,004</text:p>
          </table:table-cell>
          <table:table-cell table:style-name="ce6" table:formula="of:=([.P13]/[.$O$10])*100" office:value-type="float" office:value="0.13274320947433" calcext:value-type="float">
            <text:p>0</text:p>
          </table:table-cell>
          <table:table-cell table:style-name="ce6" office:value-type="float" office:value="83207.3333333333" calcext:value-type="float">
            <text:p>83207</text:p>
          </table:table-cell>
          <table:table-cell table:style-name="ce11" table:formula="of:=[.I13]/[.R13]" office:value-type="float" office:value="0.00460295967502865" calcext:value-type="float">
            <text:p>0,005</text:p>
          </table:table-cell>
          <table:table-cell table:style-name="ce6" table:formula="of:=([.S13]/[.$R$10])*100" office:value-type="float" office:value="0.115073991875716" calcext:value-type="float">
            <text:p>0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style-name="ce6" office:value-type="float" office:value="5533" calcext:value-type="float">
            <text:p>5533</text:p>
          </table:table-cell>
          <table:table-cell table:style-name="ce6" office:value-type="float" office:value="545.666666666667" calcext:value-type="float">
            <text:p>546</text:p>
          </table:table-cell>
          <table:table-cell table:style-name="ce6" office:value-type="float" office:value="399" calcext:value-type="float">
            <text:p>399</text:p>
          </table:table-cell>
          <table:table-cell table:style-name="ce6" office:value-type="float" office:value="292" calcext:value-type="float">
            <text:p>292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1833" calcext:value-type="float">
            <text:p>1833</text:p>
          </table:table-cell>
          <table:table-cell table:formula="of:=[.I14]/[.I14]" office:value-type="float" office:value="1" calcext:value-type="float">
            <text:p>1</text:p>
          </table:table-cell>
          <table:table-cell table:formula="of:=([.J14]/[.$I$10])*100" office:value-type="float" office:value="100" calcext:value-type="float">
            <text:p>100</text:p>
          </table:table-cell>
          <table:table-cell table:style-name="ce6" office:value-type="float" office:value="2632932.66666667" calcext:value-type="float">
            <text:p>2632933</text:p>
          </table:table-cell>
          <table:table-cell table:style-name="ce11" table:formula="of:=[.I14]/[.L14]" office:value-type="float" office:value="0.000696181874761197" calcext:value-type="float">
            <text:p>0,001</text:p>
          </table:table-cell>
          <table:table-cell table:style-name="ce6" table:formula="of:=([.M14]/[.$L$10])*100" office:value-type="float" office:value="0.0348090937380598" calcext:value-type="float">
            <text:p>0</text:p>
          </table:table-cell>
          <table:table-cell table:style-name="ce6" office:value-type="float" office:value="1801793.33333333" calcext:value-type="float">
            <text:p>1801793</text:p>
          </table:table-cell>
          <table:table-cell table:style-name="ce11" table:formula="of:=[.I14]/[.O14]" office:value-type="float" office:value="0.00101731978140297" calcext:value-type="float">
            <text:p>0,001</text:p>
          </table:table-cell>
          <table:table-cell table:style-name="ce6" table:formula="of:=([.P14]/[.$O$10])*100" office:value-type="float" office:value="0.0339106593800991" calcext:value-type="float">
            <text:p>0</text:p>
          </table:table-cell>
          <table:table-cell table:style-name="ce6" office:value-type="float" office:value="1428284.33333333" calcext:value-type="float">
            <text:p>1428284</text:p>
          </table:table-cell>
          <table:table-cell table:style-name="ce11" table:formula="of:=[.I14]/[.R14]" office:value-type="float" office:value="0.00128335791216175" calcext:value-type="float">
            <text:p>0,001</text:p>
          </table:table-cell>
          <table:table-cell table:style-name="ce6" table:formula="of:=([.S14]/[.$R$10])*100" office:value-type="float" office:value="0.0320839478040438" calcext:value-type="float">
            <text:p>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6" office:value-type="float" office:value="5249" calcext:value-type="float">
            <text:p>5249</text:p>
          </table:table-cell>
          <table:table-cell table:style-name="ce6" office:value-type="float" office:value="670.333333333333" calcext:value-type="float">
            <text:p>670</text:p>
          </table:table-cell>
          <table:table-cell table:style-name="ce6" office:value-type="float" office:value="1022.33333333333" calcext:value-type="float">
            <text:p>1022</text:p>
          </table:table-cell>
          <table:table-cell table:style-name="ce6" office:value-type="float" office:value="585" calcext:value-type="float">
            <text:p>585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750" calcext:value-type="float">
            <text:p>750</text:p>
          </table:table-cell>
          <table:table-cell table:formula="of:=[.I15]/[.I15]" office:value-type="float" office:value="1" calcext:value-type="float">
            <text:p>1</text:p>
          </table:table-cell>
          <table:table-cell table:formula="of:=([.J15]/[.$I$10])*100" office:value-type="float" office:value="100" calcext:value-type="float">
            <text:p>100</text:p>
          </table:table-cell>
          <table:table-cell table:style-name="ce6" office:value-type="float" office:value="12062548.6666667" calcext:value-type="float">
            <text:p>12062549</text:p>
          </table:table-cell>
          <table:table-cell table:style-name="ce11" table:formula="of:=[.I15]/[.L15]" office:value-type="float" office:value="0.0000621759149517488" calcext:value-type="float">
            <text:p>0,000</text:p>
          </table:table-cell>
          <table:table-cell table:style-name="ce6" table:formula="of:=([.M15]/[.$L$10])*100" office:value-type="float" office:value="0.00310879574758744" calcext:value-type="float">
            <text:p>0</text:p>
          </table:table-cell>
          <table:table-cell table:style-name="ce6" office:value-type="float" office:value="8661292.33333333" calcext:value-type="float">
            <text:p>8661292</text:p>
          </table:table-cell>
          <table:table-cell table:style-name="ce11" table:formula="of:=[.I15]/[.O15]" office:value-type="float" office:value="0.0000865921586682388" calcext:value-type="float">
            <text:p>0,000</text:p>
          </table:table-cell>
          <table:table-cell table:style-name="ce6" table:formula="of:=([.P15]/[.$O$10])*100" office:value-type="float" office:value="0.00288640528894129" calcext:value-type="float">
            <text:p>0</text:p>
          </table:table-cell>
          <table:table-cell table:style-name="ce6" office:value-type="float" office:value="7032818.66666667" calcext:value-type="float">
            <text:p>7032819</text:p>
          </table:table-cell>
          <table:table-cell table:style-name="ce11" table:formula="of:=[.I15]/[.R15]" office:value-type="float" office:value="0.000106642874720311" calcext:value-type="float">
            <text:p>0,000</text:p>
          </table:table-cell>
          <table:table-cell table:style-name="ce6" table:formula="of:=([.S15]/[.$R$10])*100" office:value-type="float" office:value="0.00266607186800778" calcext:value-type="float">
            <text:p>0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style-name="ce6" office:value-type="float" office:value="4561" calcext:value-type="float">
            <text:p>4561</text:p>
          </table:table-cell>
          <table:table-cell table:style-name="ce6" office:value-type="float" office:value="2041.66666666667" calcext:value-type="float">
            <text:p>2042</text:p>
          </table:table-cell>
          <table:table-cell table:style-name="ce6" office:value-type="float" office:value="887.333333333333" calcext:value-type="float">
            <text:p>887</text:p>
          </table:table-cell>
          <table:table-cell table:style-name="ce6" office:value-type="float" office:value="1347.33333333333" calcext:value-type="float">
            <text:p>1347</text:p>
          </table:table-cell>
          <table:table-cell table:number-columns-repeated="2"/>
          <table:table-cell office:value-type="float" office:value="200000" calcext:value-type="float">
            <text:p>200000</text:p>
          </table:table-cell>
          <table:table-cell office:value-type="float" office:value="1507" calcext:value-type="float">
            <text:p>1507</text:p>
          </table:table-cell>
          <table:table-cell table:formula="of:=[.I16]/[.I16]" office:value-type="float" office:value="1" calcext:value-type="float">
            <text:p>1</text:p>
          </table:table-cell>
          <table:table-cell table:formula="of:=([.J16]/[.$I$10])*100" office:value-type="float" office:value="100" calcext:value-type="float">
            <text:p>100</text:p>
          </table:table-cell>
          <table:table-cell table:style-name="ce6" office:value-type="float" office:value="51289070.6666667" calcext:value-type="float">
            <text:p>51289071</text:p>
          </table:table-cell>
          <table:table-cell table:style-name="ce11" table:formula="of:=[.I16]/[.L16]" office:value-type="float" office:value="0.0000293824781851509" calcext:value-type="float">
            <text:p>0,000</text:p>
          </table:table-cell>
          <table:table-cell table:style-name="ce6" table:formula="of:=([.M16]/[.$L$10])*100" office:value-type="float" office:value="0.00146912390925755" calcext:value-type="float">
            <text:p>0</text:p>
          </table:table-cell>
          <table:table-cell table:style-name="ce6" office:value-type="float" office:value="39226612.3333333" calcext:value-type="float">
            <text:p>39226612</text:p>
          </table:table-cell>
          <table:table-cell table:style-name="ce11" table:formula="of:=[.I16]/[.O16]" office:value-type="float" office:value="0.0000384177962449082" calcext:value-type="float">
            <text:p>0,000</text:p>
          </table:table-cell>
          <table:table-cell table:style-name="ce6" table:formula="of:=([.P16]/[.$O$10])*100" office:value-type="float" office:value="0.00128059320816361" calcext:value-type="float">
            <text:p>0</text:p>
          </table:table-cell>
          <table:table-cell table:style-name="ce6" office:value-type="float" office:value="32831944.6666667" calcext:value-type="float">
            <text:p>32831945</text:p>
          </table:table-cell>
          <table:table-cell table:style-name="ce11" table:formula="of:=[.I16]/[.R16]" office:value-type="float" office:value="0.0000459004184887657" calcext:value-type="float">
            <text:p>0,000</text:p>
          </table:table-cell>
          <table:table-cell table:style-name="ce6" table:formula="of:=([.S16]/[.$R$10])*100" office:value-type="float" office:value="0.00114751046221914" calcext:value-type="float">
            <text:p>0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table:style-name="ce6" office:value-type="float" office:value="6926" calcext:value-type="float">
            <text:p>6926</text:p>
          </table:table-cell>
          <table:table-cell table:style-name="ce6" office:value-type="float" office:value="1912" calcext:value-type="float">
            <text:p>1912</text:p>
          </table:table-cell>
          <table:table-cell table:style-name="ce6" office:value-type="float" office:value="1935.66666666667" calcext:value-type="float">
            <text:p>1936</text:p>
          </table:table-cell>
          <table:table-cell table:style-name="ce6" office:value-type="float" office:value="1697.66666666667" calcext:value-type="float">
            <text:p>1698</text:p>
          </table:table-cell>
          <table:table-cell table:number-columns-repeated="2"/>
          <table:table-cell office:value-type="float" office:value="300000" calcext:value-type="float">
            <text:p>300000</text:p>
          </table:table-cell>
          <table:table-cell office:value-type="float" office:value="2293" calcext:value-type="float">
            <text:p>2293</text:p>
          </table:table-cell>
          <table:table-cell table:formula="of:=[.I17]/[.I17]" office:value-type="float" office:value="1" calcext:value-type="float">
            <text:p>1</text:p>
          </table:table-cell>
          <table:table-cell table:formula="of:=([.J17]/[.$I$10])*100" office:value-type="float" office:value="100" calcext:value-type="float">
            <text:p>100</text:p>
          </table:table-cell>
          <table:table-cell table:style-name="ce6" office:value-type="float" office:value="115496863.333333" calcext:value-type="float">
            <text:p>115496863</text:p>
          </table:table-cell>
          <table:table-cell table:style-name="ce11" table:formula="of:=[.I17]/[.L17]" office:value-type="float" office:value="0.0000198533530160228" calcext:value-type="float">
            <text:p>0,000</text:p>
          </table:table-cell>
          <table:table-cell table:style-name="ce6" table:formula="of:=([.M17]/[.$L$10])*100" office:value-type="float" office:value="0.00099266765080114" calcext:value-type="float">
            <text:p>0</text:p>
          </table:table-cell>
          <table:table-cell table:style-name="ce6" office:value-type="float" office:value="88667478.6666667" calcext:value-type="float">
            <text:p>88667479</text:p>
          </table:table-cell>
          <table:table-cell table:style-name="ce11" table:formula="of:=[.I17]/[.O17]" office:value-type="float" office:value="0.0000258606654263873" calcext:value-type="float">
            <text:p>0,000</text:p>
          </table:table-cell>
          <table:table-cell table:style-name="ce6" table:formula="of:=([.P17]/[.$O$10])*100" office:value-type="float" office:value="0.000862022180879576" calcext:value-type="float">
            <text:p>0</text:p>
          </table:table-cell>
          <table:table-cell table:style-name="ce6" office:value-type="float" office:value="73864997" calcext:value-type="float">
            <text:p>73864997</text:p>
          </table:table-cell>
          <table:table-cell table:style-name="ce11" table:formula="of:=[.I17]/[.R17]" office:value-type="float" office:value="0.0000310431204647582" calcext:value-type="float">
            <text:p>0,000</text:p>
          </table:table-cell>
          <table:table-cell table:style-name="ce6" table:formula="of:=([.S17]/[.$R$10])*100" office:value-type="float" office:value="0.000776078011618954" calcext:value-type="float">
            <text:p>0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table:style-name="ce6" office:value-type="float" office:value="9901" calcext:value-type="float">
            <text:p>9901</text:p>
          </table:table-cell>
          <table:table-cell table:style-name="ce6" office:value-type="float" office:value="4009" calcext:value-type="float">
            <text:p>4009</text:p>
          </table:table-cell>
          <table:table-cell table:style-name="ce6" office:value-type="float" office:value="2706" calcext:value-type="float">
            <text:p>2706</text:p>
          </table:table-cell>
          <table:table-cell table:style-name="ce6" office:value-type="float" office:value="1740" calcext:value-type="float">
            <text:p>1740</text:p>
          </table:table-cell>
          <table:table-cell table:number-columns-repeated="2"/>
          <table:table-cell office:value-type="float" office:value="400000" calcext:value-type="float">
            <text:p>400000</text:p>
          </table:table-cell>
          <table:table-cell office:value-type="float" office:value="3293" calcext:value-type="float">
            <text:p>3293</text:p>
          </table:table-cell>
          <table:table-cell table:formula="of:=[.I18]/[.I18]" office:value-type="float" office:value="1" calcext:value-type="float">
            <text:p>1</text:p>
          </table:table-cell>
          <table:table-cell table:formula="of:=([.J18]/[.$I$10])*100" office:value-type="float" office:value="100" calcext:value-type="float">
            <text:p>100</text:p>
          </table:table-cell>
          <table:table-cell table:style-name="ce6" office:value-type="float" office:value="205553361.666667" calcext:value-type="float">
            <text:p>205553362</text:p>
          </table:table-cell>
          <table:table-cell table:style-name="ce11" table:formula="of:=[.I18]/[.L18]" office:value-type="float" office:value="0.0000160201709828519" calcext:value-type="float">
            <text:p>0,000</text:p>
          </table:table-cell>
          <table:table-cell table:style-name="ce6" table:formula="of:=([.M18]/[.$L$10])*100" office:value-type="float" office:value="0.000801008549142595" calcext:value-type="float">
            <text:p>0</text:p>
          </table:table-cell>
          <table:table-cell table:style-name="ce6" office:value-type="float" office:value="157275879" calcext:value-type="float">
            <text:p>157275879</text:p>
          </table:table-cell>
          <table:table-cell table:style-name="ce11" table:formula="of:=[.I18]/[.O18]" office:value-type="float" office:value="0.0000209377306993147" calcext:value-type="float">
            <text:p>0,000</text:p>
          </table:table-cell>
          <table:table-cell table:style-name="ce6" table:formula="of:=([.P18]/[.$O$10])*100" office:value-type="float" office:value="0.000697924356643822" calcext:value-type="float">
            <text:p>0</text:p>
          </table:table-cell>
          <table:table-cell table:style-name="ce6" office:value-type="float" office:value="132182452.666667" calcext:value-type="float">
            <text:p>132182453</text:p>
          </table:table-cell>
          <table:table-cell table:style-name="ce11" table:formula="of:=[.I18]/[.R18]" office:value-type="float" office:value="0.0000249125351630762" calcext:value-type="float">
            <text:p>0,000</text:p>
          </table:table-cell>
          <table:table-cell table:style-name="ce6" table:formula="of:=([.S18]/[.$R$10])*100" office:value-type="float" office:value="0.000622813379076906" calcext:value-type="float">
            <text:p>0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table:style-name="ce6" office:value-type="float" office:value="12475" calcext:value-type="float">
            <text:p>12475</text:p>
          </table:table-cell>
          <table:table-cell table:style-name="ce6" office:value-type="float" office:value="3180.33333333333" calcext:value-type="float">
            <text:p>3180</text:p>
          </table:table-cell>
          <table:table-cell table:style-name="ce6" office:value-type="float" office:value="4434.33333333333" calcext:value-type="float">
            <text:p>4434</text:p>
          </table:table-cell>
          <table:table-cell table:style-name="ce6" office:value-type="float" office:value="1502.33333333333" calcext:value-type="float">
            <text:p>1502</text:p>
          </table:table-cell>
          <table:table-cell table:number-columns-repeated="2"/>
          <table:table-cell office:value-type="float" office:value="500000" calcext:value-type="float">
            <text:p>500000</text:p>
          </table:table-cell>
          <table:table-cell office:value-type="float" office:value="4150" calcext:value-type="float">
            <text:p>4150</text:p>
          </table:table-cell>
          <table:table-cell table:formula="of:=[.I19]/[.I19]" office:value-type="float" office:value="1" calcext:value-type="float">
            <text:p>1</text:p>
          </table:table-cell>
          <table:table-cell table:formula="of:=([.J19]/[.$I$10])*100" office:value-type="float" office:value="100" calcext:value-type="float">
            <text:p>100</text:p>
          </table:table-cell>
          <table:table-cell table:style-name="ce6" office:value-type="float" office:value="321759540" calcext:value-type="float">
            <text:p>321759540</text:p>
          </table:table-cell>
          <table:table-cell table:style-name="ce11" table:formula="of:=[.I19]/[.L19]" office:value-type="float" office:value="0.0000128978304730296" calcext:value-type="float">
            <text:p>0,000</text:p>
          </table:table-cell>
          <table:table-cell table:style-name="ce6" table:formula="of:=([.M19]/[.$L$10])*100" office:value-type="float" office:value="0.000644891523651482" calcext:value-type="float">
            <text:p>0</text:p>
          </table:table-cell>
          <table:table-cell table:style-name="ce6" office:value-type="float" office:value="246384418.333333" calcext:value-type="float">
            <text:p>246384418</text:p>
          </table:table-cell>
          <table:table-cell table:style-name="ce11" table:formula="of:=[.I19]/[.O19]" office:value-type="float" office:value="0.0000168435976108906" calcext:value-type="float">
            <text:p>0,000</text:p>
          </table:table-cell>
          <table:table-cell table:style-name="ce6" table:formula="of:=([.P19]/[.$O$10])*100" office:value-type="float" office:value="0.000561453253696354" calcext:value-type="float">
            <text:p>0</text:p>
          </table:table-cell>
          <table:table-cell table:style-name="ce6" office:value-type="float" office:value="208254733.333333" calcext:value-type="float">
            <text:p>208254733</text:p>
          </table:table-cell>
          <table:table-cell table:style-name="ce11" table:formula="of:=[.I19]/[.R19]" office:value-type="float" office:value="0.0000199275182540869" calcext:value-type="float">
            <text:p>0,000</text:p>
          </table:table-cell>
          <table:table-cell table:style-name="ce6" table:formula="of:=([.S19]/[.$R$10])*100" office:value-type="float" office:value="0.000498187956352173" calcext:value-type="float">
            <text:p>0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6" office:value-type="float" office:value="22961" calcext:value-type="float">
            <text:p>22961</text:p>
          </table:table-cell>
          <table:table-cell table:style-name="ce6" office:value-type="float" office:value="9980.66666666667" calcext:value-type="float">
            <text:p>9981</text:p>
          </table:table-cell>
          <table:table-cell table:style-name="ce6" office:value-type="float" office:value="8884.33333333333" calcext:value-type="float">
            <text:p>8884</text:p>
          </table:table-cell>
          <table:table-cell table:style-name="ce6" office:value-type="float" office:value="2930.33333333333" calcext:value-type="float">
            <text:p>2930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  <table:table-cell office:value-type="float" office:value="7413" calcext:value-type="float">
            <text:p>7413</text:p>
          </table:table-cell>
          <table:table-cell table:formula="of:=[.I20]/[.I20]" office:value-type="float" office:value="1" calcext:value-type="float">
            <text:p>1</text:p>
          </table:table-cell>
          <table:table-cell table:formula="of:=([.J20]/[.$I$10])*100" office:value-type="float" office:value="100" calcext:value-type="float">
            <text:p>100</text:p>
          </table:table-cell>
          <table:table-cell table:style-name="ce6" office:value-type="float" office:value="1302227755" calcext:value-type="float">
            <text:p>1302227755</text:p>
          </table:table-cell>
          <table:table-cell table:style-name="ce11" table:formula="of:=[.I20]/[.L20]" office:value-type="float" office:value="0.00000569255260574599" calcext:value-type="float">
            <text:p>0,000</text:p>
          </table:table-cell>
          <table:table-cell table:style-name="ce6" table:formula="of:=([.M20]/[.$L$10])*100" office:value-type="float" office:value="0.000284627630287299" calcext:value-type="float">
            <text:p>0</text:p>
          </table:table-cell>
          <table:table-cell table:style-name="ce6" office:value-type="float" office:value="1009299837" calcext:value-type="float">
            <text:p>1009299837</text:p>
          </table:table-cell>
          <table:table-cell table:style-name="ce11" table:formula="of:=[.I20]/[.O20]" office:value-type="float" office:value="0.00000734469552876783" calcext:value-type="float">
            <text:p>0,000</text:p>
          </table:table-cell>
          <table:table-cell table:style-name="ce6" table:formula="of:=([.P20]/[.$O$10])*100" office:value-type="float" office:value="0.000244823184292261" calcext:value-type="float">
            <text:p>0</text:p>
          </table:table-cell>
          <table:table-cell table:style-name="ce6" office:value-type="float" office:value="849115128" calcext:value-type="float">
            <text:p>849115128</text:p>
          </table:table-cell>
          <table:table-cell table:style-name="ce11" table:formula="of:=[.I20]/[.R20]" office:value-type="float" office:value="0.00000873026490231134" calcext:value-type="float">
            <text:p>0,000</text:p>
          </table:table-cell>
          <table:table-cell table:style-name="ce6" table:formula="of:=([.S20]/[.$R$10])*100" office:value-type="float" office:value="0.000218256622557783" calcext:value-type="float">
            <text:p>0</text:p>
          </table:table-cell>
        </table:table-row>
        <table:table-row-group>
          <table:table-row table:style-name="ro1">
            <table:table-cell office:value-type="float" office:value="10000000" calcext:value-type="float">
              <text:p>10000000</text:p>
            </table:table-cell>
            <table:table-cell table:style-name="ce6" office:value-type="float" office:value="225886" calcext:value-type="float">
              <text:p>225886</text:p>
            </table:table-cell>
            <table:table-cell table:style-name="ce6" office:value-type="float" office:value="36088.6666666667" calcext:value-type="float">
              <text:p>36089</text:p>
            </table:table-cell>
            <table:table-cell table:style-name="ce6" office:value-type="float" office:value="40716.6666666667" calcext:value-type="float">
              <text:p>40717</text:p>
            </table:table-cell>
            <table:table-cell table:style-name="ce6" office:value-type="float" office:value="31955.6666666667" calcext:value-type="float">
              <text:p>31956</text:p>
            </table:table-cell>
            <table:table-cell table:number-columns-repeated="2"/>
            <table:table-cell office:value-type="float" office:value="10000000" calcext:value-type="float">
              <text:p>10000000</text:p>
            </table:table-cell>
            <table:table-cell office:value-type="float" office:value="75185" calcext:value-type="float">
              <text:p>75185</text:p>
            </table:table-cell>
            <table:table-cell table:formula="of:=[.I21]/[.I21]" office:value-type="float" office:value="1" calcext:value-type="float">
              <text:p>1</text:p>
            </table:table-cell>
            <table:table-cell/>
            <table:table-cell table:style-name="ce6" table:number-columns-repeated="7"/>
            <table:table-cell table:number-columns-repeated="2"/>
          </table:table-row>
        </table:table-row-group>
        <table:table-row table:style-name="ro1">
          <table:table-cell/>
          <table:table-cell table:formula="of:=AVERAGE([.B11:.B21])" office:value-type="float" office:value="26856.6363636364" calcext:value-type="float">
            <text:p>26856,6363636364</text:p>
          </table:table-cell>
          <table:table-cell table:formula="of:=AVERAGE([.C11:.C21])" office:value-type="float" office:value="5336.09090909091" calcext:value-type="float">
            <text:p>5336,09090909091</text:p>
          </table:table-cell>
          <table:table-cell table:formula="of:=AVERAGE([.D11:.D21])" office:value-type="float" office:value="5566.15151515152" calcext:value-type="float">
            <text:p>5566,15151515152</text:p>
          </table:table-cell>
          <table:table-cell table:formula="of:=AVERAGE([.E11:.E21])" office:value-type="float" office:value="3854.06060606061" calcext:value-type="float">
            <text:p>3854,06060606061</text:p>
          </table:table-cell>
          <table:table-cell table:number-columns-repeated="2"/>
          <table:table-cell office:value-type="string" calcext:value-type="string">
            <text:p>Ideal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S<text:span text:style-name="T1">p</text:span>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E</text:p>
          </table:table-cell>
          <table:table-cell table:number-columns-repeated="12"/>
        </table:table-row>
        <table:table-row table:style-name="ro1">
          <table:table-cell>
            <draw:frame draw:z-index="1" draw:style-name="gr1" draw:text-style-name="P1" svg:width="15.997cm" svg:height="11.98cm" svg:x="0.607cm" svg:y="0.399cm">
              <draw:object draw:notify-on-update-of-ranges="Hoja5.A11:Hoja5.A21 Hoja5.C10:Hoja5.C10 Hoja5.C10:Hoja5.C21 Hoja5.D10:Hoja5.D10 Hoja5.D10:Hoja5.D21 Hoja5.E10:Hoja5.E10 Hoja5.E10:Hoja5.E21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9"/>
        </table:table-row>
        <table:table-row table:style-name="ro1" table:number-rows-repeated="27">
          <table:table-cell table:number-columns-repeated="20"/>
        </table:table-row>
        <table:table-row table:style-name="ro1">
          <table:table-cell>
            <draw:frame draw:z-index="2" draw:style-name="gr1" draw:text-style-name="P1" svg:width="15.997cm" svg:height="11.98cm" svg:x="0.772cm" svg:y="0.345cm">
              <draw:object draw:notify-on-update-of-ranges="Hoja5.B4:Hoja5.B4 Hoja5.D5:Hoja5.D5 Hoja5.B6:Hoja5.B6 Hoja5.D6:Hoja5.D6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9"/>
        </table:table-row>
      </table:table>
      <table:named-expressions/>
      <table:database-ranges>
        <table:database-range table:name="__Anonymous_DB__1" table:target-range-address="ProductoEscalarS.A1:ProductoEscalarS.D58">
          <table:sort>
            <table:sort-by table:field-number="0" table:data-type="automatic"/>
            <table:sort-by table:field-number="0" table:data-type="automatic"/>
          </table:sort>
          <table:subtotal-rules>
            <table:sort-groups/>
            <table:subtotal-rule table:group-by-field-number="0">
              <table:subtotal-field table:field-number="2" table:function="average"/>
            </table:subtotal-rule>
            <table:subtotal-rule table:group-by-field-number="0">
              <table:subtotal-field table:field-number="2" table:function="min"/>
            </table:subtotal-rule>
          </table:subtotal-rules>
        </table:database-range>
        <table:database-range table:name="__Anonymous_DB__2" table:target-range-address="Hoja5.A1:Hoja5.D8">
          <table:sort table:bind-styles-to-content="false">
            <table:sort-by table:field-number="1" table:data-type="automatic"/>
          </table:sort>
          <table:subtotal-rules table:bind-styles-to-content="false">
            <table:sort-groups/>
            <table:subtotal-rule table:group-by-field-number="1">
              <table:subtotal-field table:field-number="3" table:function="average"/>
            </table:subtotal-rule>
          </table:subtotal-rules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9">
      <number:number number:decimal-places="14" number:min-decimal-places="14"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7">
      <number:number number:decimal-places="10" number:min-decimal-places="10" number:min-integer-digits="1"/>
    </number:number-style>
    <number:number-style style:name="N116">
      <number:number number:decimal-places="9" number:min-decimal-places="9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2">
      <number:number number:decimal-places="5" number:min-decimal-places="5" number:min-integer-digits="1"/>
    </number:number-style>
    <number:number-style style:name="N111">
      <number:number number:decimal-places="4" number:min-decimal-places="4" number:min-integer-digits="1"/>
    </number:number-style>
    <number:number-style style:name="N110">
      <number:number number:decimal-places="3" number:min-decimal-places="3" number:min-integer-digits="1"/>
    </number:number-style>
    <number:number-style style:name="N109">
      <number:number number:decimal-places="1" number:min-decimal-places="1" number:min-integer-digits="1"/>
    </number:number-style>
    <number:number-style style:name="N108">
      <number:number number:decimal-places="13" number:min-decimal-places="13" number:min-integer-digits="1"/>
    </number:number-style>
    <number:number-style style:name="N107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9T09:27:10.862752029</dc:date>
    <meta:editing-duration>P3DT9H2M25S</meta:editing-duration>
    <meta:editing-cycles>8</meta:editing-cycles>
    <meta:generator>LibreOffice/7.3.7.2$Linux_X86_64 LibreOffice_project/30$Build-2</meta:generator>
    <meta:document-statistic meta:table-count="5" meta:cell-count="1005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ProductoEscalarS.C1:ProductoEscalarS.C54" chart:data-source-has-labels="row" svg:x="0.32cm" svg:y="0.18cm" svg:width="15.36cm" svg:height="8.64cm">
          <chart:coordinate-region svg:x="1.312cm" svg:y="0.379cm" svg:width="14.182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ProductoEscalarS.C2:ProductoEscalarS.C54" chart:label-cell-address="ProductoEscalarS.C1:ProductoEscalarS.C1" chart:class="chart:line">
            <chart:data-point chart:repeated="2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rosegundosEjec</text:p>
                <draw:g>
                  <svg:desc>ProductoEscalarS.C1:ProductoEscalar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">
                <text:p>57</text:p>
                <draw:g>
                  <svg:desc>ProductoEscalarS.C2:ProductoEscalarS.C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.6666666666667">
                <text:p>57.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7.333333333333">
                <text:p>197.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8.666666666667">
                <text:p>388.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44.33333333333">
                <text:p>1844.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49.66666666667">
                <text:p>1749.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20.33333333333">
                <text:p>1520.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93">
                <text:p>22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08.66666666667">
                <text:p>2308.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00.33333333333">
                <text:p>3300.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50">
                <text:p>41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58.33333333333">
                <text:p>4158.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13">
                <text:p>74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53.66666666667">
                <text:p>7653.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81cm" svg:height="10.732cm" xlink:href=".." xlink:type="simple" chart:class="chart:line" chart:style-name="ch1">
        <chart:plot-area chart:style-name="ch2" table:cell-range-address="'ProductoEscalarP.2'.A5:'ProductoEscalarP.2'.A45 'ProductoEscalarP.2'.D1:'ProductoEscalarP.2'.D45" chart:data-source-has-labels="both" svg:x="0.319cm" svg:y="0.214cm" svg:width="15.343cm" svg:height="10.304cm">
          <chart:coordinate-region svg:x="2.088cm" svg:y="0.413cm" svg:width="13.433cm" svg:height="7.423cm"/>
          <chart:axis chart:dimension="x" chart:name="primary-x" chart:style-name="ch3" chartooo:axis-type="auto">
            <chartooo:date-scale/>
            <chart:categories table:cell-range-address="'ProductoEscalarP.2'.A5:'ProductoEscalarP.2'.A45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'ProductoEscalarP.2'.D2:'ProductoEscalarP.2'.D45" chart:label-cell-address="'ProductoEscalarP.2'.D1:'ProductoEscalarP.2'.D1" chart:class="chart:line">
            <chart:data-point chart:repeated="1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rosegundosEjec</text:p>
                <draw:g>
                  <svg:desc>'ProductoEscalarP.2'.D1:'ProductoEscalarP.2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 Promedio</text:p>
                <draw:g>
                  <svg:desc>'ProductoEscalarP.2'.A5:'ProductoEscalarP.2'.A45</svg:desc>
                </draw:g>
              </table:table-cell>
              <table:table-cell office:value-type="float" office:value="69.3333333333333">
                <text:p>69.3333333333333</text:p>
                <draw:g>
                  <svg:desc>'ProductoEscalarP.2'.D2:'ProductoEscalarP.2'.D45</svg:desc>
                </draw:g>
              </table:table-cell>
            </table:table-row>
            <table:table-row>
              <table:table-cell office:value-type="string">
                <text:p>5000 Promedio</text:p>
              </table:table-cell>
              <table:table-cell office:value-type="float" office:value="95.6666666666667">
                <text:p>95.6666666666667</text:p>
              </table:table-cell>
            </table:table-row>
            <table:table-row>
              <table:table-cell office:value-type="string">
                <text:p>10000 Promedio</text:p>
              </table:table-cell>
              <table:table-cell office:value-type="float" office:value="103.666666666667">
                <text:p>103.666666666667</text:p>
              </table:table-cell>
            </table:table-row>
            <table:table-row>
              <table:table-cell office:value-type="string">
                <text:p>50000 Promedio</text:p>
              </table:table-cell>
              <table:table-cell office:value-type="float" office:value="545.666666666667">
                <text:p>545.666666666667</text:p>
              </table:table-cell>
            </table:table-row>
            <table:table-row>
              <table:table-cell office:value-type="string">
                <text:p>100000 Promedio</text:p>
              </table:table-cell>
              <table:table-cell office:value-type="float" office:value="670.333333333333">
                <text:p>670.333333333333</text:p>
              </table:table-cell>
            </table:table-row>
            <table:table-row>
              <table:table-cell office:value-type="string">
                <text:p>200000 Promedio</text:p>
              </table:table-cell>
              <table:table-cell office:value-type="float" office:value="2041.66666666667">
                <text:p>2041.66666666667</text:p>
              </table:table-cell>
            </table:table-row>
            <table:table-row>
              <table:table-cell office:value-type="string">
                <text:p>300000 Promedio</text:p>
              </table:table-cell>
              <table:table-cell office:value-type="float" office:value="1912">
                <text:p>1912</text:p>
              </table:table-cell>
            </table:table-row>
            <table:table-row>
              <table:table-cell office:value-type="string">
                <text:p>400000 Promedio</text:p>
              </table:table-cell>
              <table:table-cell office:value-type="float" office:value="4009">
                <text:p>4009</text:p>
              </table:table-cell>
            </table:table-row>
            <table:table-row>
              <table:table-cell office:value-type="string">
                <text:p>500000 Promedio</text:p>
              </table:table-cell>
              <table:table-cell office:value-type="float" office:value="3180.33333333333">
                <text:p>3180.33333333333</text:p>
              </table:table-cell>
            </table:table-row>
            <table:table-row>
              <table:table-cell office:value-type="string">
                <text:p>1000000 Promedio</text:p>
              </table:table-cell>
              <table:table-cell office:value-type="float" office:value="9980.66666666667">
                <text:p>9980.66666666667</text:p>
              </table:table-cell>
            </table:table-row>
            <table:table-row>
              <table:table-cell office:value-type="string">
                <text:p>10000000 Promedio</text:p>
              </table:table-cell>
              <table:table-cell office:value-type="float" office:value="36088.6666666667">
                <text:p>36088.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82cm" svg:height="9.005cm" xlink:href=".." xlink:type="simple" chart:class="chart:line" chart:style-name="ch1">
        <chart:plot-area chart:style-name="ch2" table:cell-range-address="'ProductoEscalarP.3'.A5:'ProductoEscalarP.3'.A45 'ProductoEscalarP.3'.D1:'ProductoEscalarP.3'.D45" chart:data-source-has-labels="both" svg:x="0.319cm" svg:y="0.18cm" svg:width="15.344cm" svg:height="8.645cm">
          <chart:coordinate-region svg:x="2.088cm" svg:y="0.379cm" svg:width="13.435cm" svg:height="5.764cm"/>
          <chart:axis chart:dimension="x" chart:name="primary-x" chart:style-name="ch3" chartooo:axis-type="text">
            <chart:categories table:cell-range-address="'ProductoEscalarP.3'.A5:'ProductoEscalarP.3'.A45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'ProductoEscalarP.3'.D2:'ProductoEscalarP.3'.D45" chart:label-cell-address="'ProductoEscalarP.3'.D1:'ProductoEscalarP.3'.D1" chart:class="chart:line">
            <chart:data-point chart:repeated="1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rosegundosEjec</text:p>
                <draw:g>
                  <svg:desc>'ProductoEscalarP.3'.D1:'ProductoEscalarP.3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 Promedio</text:p>
                <draw:g>
                  <svg:desc>'ProductoEscalarP.3'.A5:'ProductoEscalarP.3'.A45</svg:desc>
                </draw:g>
              </table:table-cell>
              <table:table-cell office:value-type="float" office:value="104.666666666667">
                <text:p>104.666666666667</text:p>
                <draw:g>
                  <svg:desc>'ProductoEscalarP.3'.D2:'ProductoEscalarP.3'.D45</svg:desc>
                </draw:g>
              </table:table-cell>
            </table:table-row>
            <table:table-row>
              <table:table-cell office:value-type="string">
                <text:p>5000 Promedio</text:p>
              </table:table-cell>
              <table:table-cell office:value-type="float" office:value="89.3333333333333">
                <text:p>89.3333333333333</text:p>
              </table:table-cell>
            </table:table-row>
            <table:table-row>
              <table:table-cell office:value-type="string">
                <text:p>10000 Promedio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0000 Promedio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0000 Promedio</text:p>
              </table:table-cell>
              <table:table-cell office:value-type="float" office:value="1022.33333333333">
                <text:p>1022.33333333333</text:p>
              </table:table-cell>
            </table:table-row>
            <table:table-row>
              <table:table-cell office:value-type="string">
                <text:p>200000 Promedio</text:p>
              </table:table-cell>
              <table:table-cell office:value-type="float" office:value="887.333333333333">
                <text:p>887.333333333333</text:p>
              </table:table-cell>
            </table:table-row>
            <table:table-row>
              <table:table-cell office:value-type="string">
                <text:p>300000 Promedio</text:p>
              </table:table-cell>
              <table:table-cell office:value-type="float" office:value="1935.66666666667">
                <text:p>1935.66666666667</text:p>
              </table:table-cell>
            </table:table-row>
            <table:table-row>
              <table:table-cell office:value-type="string">
                <text:p>400000 Promedio</text:p>
              </table:table-cell>
              <table:table-cell office:value-type="float" office:value="2706">
                <text:p>2706</text:p>
              </table:table-cell>
            </table:table-row>
            <table:table-row>
              <table:table-cell office:value-type="string">
                <text:p>500000 Promedio</text:p>
              </table:table-cell>
              <table:table-cell office:value-type="float" office:value="4434.33333333333">
                <text:p>4434.33333333333</text:p>
              </table:table-cell>
            </table:table-row>
            <table:table-row>
              <table:table-cell office:value-type="string">
                <text:p>1000000 Promedio</text:p>
              </table:table-cell>
              <table:table-cell office:value-type="float" office:value="8884.33333333333">
                <text:p>8884.33333333333</text:p>
              </table:table-cell>
            </table:table-row>
            <table:table-row>
              <table:table-cell office:value-type="string">
                <text:p>10000000 Promedio</text:p>
              </table:table-cell>
              <table:table-cell office:value-type="float" office:value="40716.6666666667">
                <text:p>40716.6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ProductoEscalarP.4'.A5:'ProductoEscalarP.4'.A45 'ProductoEscalarP.4'.D1:'ProductoEscalarP.4'.D45" chart:data-source-has-labels="both" svg:x="0.32cm" svg:y="0.18cm" svg:width="15.36cm" svg:height="8.64cm">
          <chart:coordinate-region svg:x="2.089cm" svg:y="0.379cm" svg:width="13.45cm" svg:height="5.759cm"/>
          <chart:axis chart:dimension="x" chart:name="primary-x" chart:style-name="ch3" chartooo:axis-type="text">
            <chart:categories table:cell-range-address="'ProductoEscalarP.4'.A5:'ProductoEscalarP.4'.A45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'ProductoEscalarP.4'.D2:'ProductoEscalarP.4'.D45" chart:label-cell-address="'ProductoEscalarP.4'.D1:'ProductoEscalarP.4'.D1" chart:class="chart:line">
            <chart:data-point chart:repeated="1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rosegundosEjec</text:p>
                <draw:g>
                  <svg:desc>'ProductoEscalarP.4'.D1:'ProductoEscalarP.4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 Promedio</text:p>
                <draw:g>
                  <svg:desc>'ProductoEscalarP.4'.A5:'ProductoEscalarP.4'.A45</svg:desc>
                </draw:g>
              </table:table-cell>
              <table:table-cell office:value-type="float" office:value="77.3333333333333">
                <text:p>77.3333333333333</text:p>
                <draw:g>
                  <svg:desc>'ProductoEscalarP.4'.D2:'ProductoEscalarP.4'.D45</svg:desc>
                </draw:g>
              </table:table-cell>
            </table:table-row>
            <table:table-row>
              <table:table-cell office:value-type="string">
                <text:p>5000 Promedio</text:p>
              </table:table-cell>
              <table:table-cell office:value-type="float" office:value="147.333333333333">
                <text:p>147.333333333333</text:p>
              </table:table-cell>
            </table:table-row>
            <table:table-row>
              <table:table-cell office:value-type="string">
                <text:p>10000 Promedio</text:p>
              </table:table-cell>
              <table:table-cell office:value-type="float" office:value="119.666666666667">
                <text:p>119.666666666667</text:p>
              </table:table-cell>
            </table:table-row>
            <table:table-row>
              <table:table-cell office:value-type="string">
                <text:p>50000 Promedio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00000 Promedio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200000 Promedio</text:p>
              </table:table-cell>
              <table:table-cell office:value-type="float" office:value="1347.33333333333">
                <text:p>1347.33333333333</text:p>
              </table:table-cell>
            </table:table-row>
            <table:table-row>
              <table:table-cell office:value-type="string">
                <text:p>300000 Promedio</text:p>
              </table:table-cell>
              <table:table-cell office:value-type="float" office:value="1697.66666666667">
                <text:p>1697.66666666667</text:p>
              </table:table-cell>
            </table:table-row>
            <table:table-row>
              <table:table-cell office:value-type="string">
                <text:p>400000 Promedio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500000 Promedio</text:p>
              </table:table-cell>
              <table:table-cell office:value-type="float" office:value="1502.33333333333">
                <text:p>1502.33333333333</text:p>
              </table:table-cell>
            </table:table-row>
            <table:table-row>
              <table:table-cell office:value-type="string">
                <text:p>1000000 Promedio</text:p>
              </table:table-cell>
              <table:table-cell office:value-type="float" office:value="2930.33333333333">
                <text:p>2930.33333333333</text:p>
              </table:table-cell>
            </table:table-row>
            <table:table-row>
              <table:table-cell office:value-type="string">
                <text:p>10000000 Promedio</text:p>
              </table:table-cell>
              <table:table-cell office:value-type="float" office:value="31955.6666666667">
                <text:p>31955.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11.981cm" xlink:href=".." xlink:type="simple" chart:class="chart:line" chart:style-name="ch1">
        <chart:legend chart:legend-position="end" svg:x="12.961cm" svg:y="4.944cm" style:legend-expansion="high" chart:style-name="ch2"/>
        <chart:plot-area chart:style-name="ch3" table:cell-range-address="Hoja5.A10:Hoja5.E21" chart:data-source-has-labels="both" svg:x="0.319cm" svg:y="0.239cm" svg:width="12.323cm" svg:height="11.503cm">
          <chart:coordinate-region svg:x="1.681cm" svg:y="0.438cm" svg:width="10.961cm" svg:height="9.726cm"/>
          <chart:axis chart:dimension="x" chart:name="primary-x" chart:style-name="ch4" chartooo:axis-type="auto">
            <chartooo:date-scale/>
            <chart:categories table:cell-range-address="Hoja5.A11:Hoja5.A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5.B10:Hoja5.B21" chart:label-cell-address="Hoja5.B10:Hoja5.B10" chart:class="chart:line">
            <chart:data-point chart:repeated="12"/>
          </chart:series>
          <chart:series chart:style-name="ch7" chart:values-cell-range-address="Hoja5.C10:Hoja5.C21" chart:label-cell-address="Hoja5.C10:Hoja5.C10" chart:class="chart:line">
            <chart:data-point chart:repeated="12"/>
          </chart:series>
          <chart:series chart:style-name="ch8" chart:values-cell-range-address="Hoja5.D10:Hoja5.D21" chart:label-cell-address="Hoja5.D10:Hoja5.D10" chart:class="chart:line">
            <chart:data-point chart:repeated="12"/>
          </chart:series>
          <chart:series chart:style-name="ch9" chart:values-cell-range-address="Hoja5.E10:Hoja5.E21" chart:label-cell-address="Hoja5.E10:Hoja5.E10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uencial</text:p>
                <draw:g>
                  <svg:desc>Hoja5.B10:Hoja5.B10</svg:desc>
                </draw:g>
              </table:table-cell>
              <table:table-cell office:value-type="string">
                <text:p>2</text:p>
                <draw:g>
                  <svg:desc>Hoja5.C10:Hoja5.C10</svg:desc>
                </draw:g>
              </table:table-cell>
              <table:table-cell office:value-type="string">
                <text:p>3</text:p>
                <draw:g>
                  <svg:desc>Hoja5.D10:Hoja5.D10</svg:desc>
                </draw:g>
              </table:table-cell>
              <table:table-cell office:value-type="string">
                <text:p>4</text:p>
                <draw:g>
                  <svg:desc>Hoja5.E10:Hoja5.E10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Hoja5.A11:Hoja5.A21</svg:desc>
                </draw:g>
              </table:table-cell>
              <table:table-cell office:value-type="float" office:value="NaN">
                <text:p>NaN</text:p>
                <draw:g>
                  <svg:desc>Hoja5.B10:Hoja5.B21</svg:desc>
                </draw:g>
              </table:table-cell>
              <table:table-cell office:value-type="float" office:value="2">
                <text:p>2</text:p>
                <draw:g>
                  <svg:desc>Hoja5.C10:Hoja5.C21</svg:desc>
                </draw:g>
              </table:table-cell>
              <table:table-cell office:value-type="float" office:value="3">
                <text:p>3</text:p>
                <draw:g>
                  <svg:desc>Hoja5.D10:Hoja5.D21</svg:desc>
                </draw:g>
              </table:table-cell>
              <table:table-cell office:value-type="float" office:value="4">
                <text:p>4</text:p>
                <draw:g>
                  <svg:desc>Hoja5.E10:Hoja5.E21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73">
                <text:p>173</text:p>
              </table:table-cell>
              <table:table-cell office:value-type="float" office:value="69.3333333333333">
                <text:p>69.3333333333333</text:p>
              </table:table-cell>
              <table:table-cell office:value-type="float" office:value="104.666666666667">
                <text:p>104.666666666667</text:p>
              </table:table-cell>
              <table:table-cell office:value-type="float" office:value="77.3333333333333">
                <text:p>77.333333333333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92">
                <text:p>592</text:p>
              </table:table-cell>
              <table:table-cell office:value-type="float" office:value="95.6666666666667">
                <text:p>95.6666666666667</text:p>
              </table:table-cell>
              <table:table-cell office:value-type="float" office:value="89.3333333333333">
                <text:p>89.3333333333333</text:p>
              </table:table-cell>
              <table:table-cell office:value-type="float" office:value="147.333333333333">
                <text:p>147.333333333333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166">
                <text:p>1166</text:p>
              </table:table-cell>
              <table:table-cell office:value-type="float" office:value="103.666666666667">
                <text:p>103.666666666667</text:p>
              </table:table-cell>
              <table:table-cell office:value-type="float" office:value="48">
                <text:p>48</text:p>
              </table:table-cell>
              <table:table-cell office:value-type="float" office:value="119.666666666667">
                <text:p>119.66666666666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5533">
                <text:p>5533</text:p>
              </table:table-cell>
              <table:table-cell office:value-type="float" office:value="545.666666666667">
                <text:p>545.666666666667</text:p>
              </table:table-cell>
              <table:table-cell office:value-type="float" office:value="399">
                <text:p>399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5249">
                <text:p>5249</text:p>
              </table:table-cell>
              <table:table-cell office:value-type="float" office:value="670.333333333333">
                <text:p>670.333333333333</text:p>
              </table:table-cell>
              <table:table-cell office:value-type="float" office:value="1022.33333333333">
                <text:p>1022.33333333333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4561">
                <text:p>4561</text:p>
              </table:table-cell>
              <table:table-cell office:value-type="float" office:value="2041.66666666667">
                <text:p>2041.66666666667</text:p>
              </table:table-cell>
              <table:table-cell office:value-type="float" office:value="887.333333333333">
                <text:p>887.333333333333</text:p>
              </table:table-cell>
              <table:table-cell office:value-type="float" office:value="1347.33333333333">
                <text:p>1347.33333333333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6926">
                <text:p>6926</text:p>
              </table:table-cell>
              <table:table-cell office:value-type="float" office:value="1912">
                <text:p>1912</text:p>
              </table:table-cell>
              <table:table-cell office:value-type="float" office:value="1935.66666666667">
                <text:p>1935.66666666667</text:p>
              </table:table-cell>
              <table:table-cell office:value-type="float" office:value="1697.66666666667">
                <text:p>1697.66666666667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9901">
                <text:p>9901</text:p>
              </table:table-cell>
              <table:table-cell office:value-type="float" office:value="4009">
                <text:p>4009</text:p>
              </table:table-cell>
              <table:table-cell office:value-type="float" office:value="2706">
                <text:p>2706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2475">
                <text:p>12475</text:p>
              </table:table-cell>
              <table:table-cell office:value-type="float" office:value="3180.33333333333">
                <text:p>3180.33333333333</text:p>
              </table:table-cell>
              <table:table-cell office:value-type="float" office:value="4434.33333333333">
                <text:p>4434.33333333333</text:p>
              </table:table-cell>
              <table:table-cell office:value-type="float" office:value="1502.33333333333">
                <text:p>1502.33333333333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22961">
                <text:p>22961</text:p>
              </table:table-cell>
              <table:table-cell office:value-type="float" office:value="9980.66666666667">
                <text:p>9980.66666666667</text:p>
              </table:table-cell>
              <table:table-cell office:value-type="float" office:value="8884.33333333333">
                <text:p>8884.33333333333</text:p>
              </table:table-cell>
              <table:table-cell office:value-type="float" office:value="2930.33333333333">
                <text:p>2930.33333333333</text:p>
              </table:table-cell>
            </table:table-row>
            <table:table-row>
              <table:table-cell office:value-type="string"/>
              <table:table-cell office:value-type="float" office:value="225886">
                <text:p>225886</text:p>
              </table:table-cell>
              <table:table-cell office:value-type="float" office:value="36088.6666666667">
                <text:p>36088.6666666667</text:p>
              </table:table-cell>
              <table:table-cell office:value-type="float" office:value="40716.6666666667">
                <text:p>40716.6666666667</text:p>
              </table:table-cell>
              <table:table-cell office:value-type="float" office:value="31955.6666666667">
                <text:p>31955.66666666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11.981cm" xlink:href=".." xlink:type="simple" chart:class="chart:line" chart:style-name="ch1">
        <chart:legend chart:legend-position="end" svg:x="14.469cm" svg:y="5.193cm" style:legend-expansion="high" chart:style-name="ch2"/>
        <chart:plot-area chart:style-name="ch3" table:cell-range-address="Hoja5.A11:Hoja5.A21 Hoja5.C10:Hoja5.E21" chart:data-source-has-labels="both" svg:x="0.319cm" svg:y="0.239cm" svg:width="13.831cm" svg:height="11.503cm">
          <chart:coordinate-region svg:x="1.496cm" svg:y="0.438cm" svg:width="12.654cm" svg:height="9.726cm"/>
          <chart:axis chart:dimension="x" chart:name="primary-x" chart:style-name="ch4" chartooo:axis-type="auto">
            <chartooo:date-scale/>
            <chart:categories table:cell-range-address="Hoja5.A11:Hoja5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5.C10:Hoja5.C21" chart:label-cell-address="Hoja5.C10:Hoja5.C10" chart:class="chart:line">
            <chart:data-point chart:repeated="12"/>
          </chart:series>
          <chart:series chart:style-name="ch8" chart:values-cell-range-address="Hoja5.D10:Hoja5.D21" chart:label-cell-address="Hoja5.D10:Hoja5.D10" chart:class="chart:line">
            <chart:data-point chart:repeated="12"/>
          </chart:series>
          <chart:series chart:style-name="ch9" chart:values-cell-range-address="Hoja5.E10:Hoja5.E21" chart:label-cell-address="Hoja5.E10:Hoja5.E10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Hoja5.C10:Hoja5.C10</svg:desc>
                </draw:g>
              </table:table-cell>
              <table:table-cell office:value-type="string">
                <text:p>3</text:p>
                <draw:g>
                  <svg:desc>Hoja5.D10:Hoja5.D10</svg:desc>
                </draw:g>
              </table:table-cell>
              <table:table-cell office:value-type="string">
                <text:p>4</text:p>
                <draw:g>
                  <svg:desc>Hoja5.E10:Hoja5.E10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Hoja5.A11:Hoja5.A21</svg:desc>
                </draw:g>
              </table:table-cell>
              <table:table-cell office:value-type="float" office:value="2">
                <text:p>2</text:p>
                <draw:g>
                  <svg:desc>Hoja5.C10:Hoja5.C21</svg:desc>
                </draw:g>
              </table:table-cell>
              <table:table-cell office:value-type="float" office:value="3">
                <text:p>3</text:p>
                <draw:g>
                  <svg:desc>Hoja5.D10:Hoja5.D21</svg:desc>
                </draw:g>
              </table:table-cell>
              <table:table-cell office:value-type="float" office:value="4">
                <text:p>4</text:p>
                <draw:g>
                  <svg:desc>Hoja5.E10:Hoja5.E21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69.3333333333333">
                <text:p>69.3333333333333</text:p>
              </table:table-cell>
              <table:table-cell office:value-type="float" office:value="104.666666666667">
                <text:p>104.666666666667</text:p>
              </table:table-cell>
              <table:table-cell office:value-type="float" office:value="77.3333333333333">
                <text:p>77.333333333333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95.6666666666667">
                <text:p>95.6666666666667</text:p>
              </table:table-cell>
              <table:table-cell office:value-type="float" office:value="89.3333333333333">
                <text:p>89.3333333333333</text:p>
              </table:table-cell>
              <table:table-cell office:value-type="float" office:value="147.333333333333">
                <text:p>147.333333333333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03.666666666667">
                <text:p>103.666666666667</text:p>
              </table:table-cell>
              <table:table-cell office:value-type="float" office:value="48">
                <text:p>48</text:p>
              </table:table-cell>
              <table:table-cell office:value-type="float" office:value="119.666666666667">
                <text:p>119.66666666666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545.666666666667">
                <text:p>545.666666666667</text:p>
              </table:table-cell>
              <table:table-cell office:value-type="float" office:value="399">
                <text:p>399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670.333333333333">
                <text:p>670.333333333333</text:p>
              </table:table-cell>
              <table:table-cell office:value-type="float" office:value="1022.33333333333">
                <text:p>1022.33333333333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2041.66666666667">
                <text:p>2041.66666666667</text:p>
              </table:table-cell>
              <table:table-cell office:value-type="float" office:value="887.333333333333">
                <text:p>887.333333333333</text:p>
              </table:table-cell>
              <table:table-cell office:value-type="float" office:value="1347.33333333333">
                <text:p>1347.33333333333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1912">
                <text:p>1912</text:p>
              </table:table-cell>
              <table:table-cell office:value-type="float" office:value="1935.66666666667">
                <text:p>1935.66666666667</text:p>
              </table:table-cell>
              <table:table-cell office:value-type="float" office:value="1697.66666666667">
                <text:p>1697.66666666667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4009">
                <text:p>4009</text:p>
              </table:table-cell>
              <table:table-cell office:value-type="float" office:value="2706">
                <text:p>2706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180.33333333333">
                <text:p>3180.33333333333</text:p>
              </table:table-cell>
              <table:table-cell office:value-type="float" office:value="4434.33333333333">
                <text:p>4434.33333333333</text:p>
              </table:table-cell>
              <table:table-cell office:value-type="float" office:value="1502.33333333333">
                <text:p>1502.33333333333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9980.66666666667">
                <text:p>9980.66666666667</text:p>
              </table:table-cell>
              <table:table-cell office:value-type="float" office:value="8884.33333333333">
                <text:p>8884.33333333333</text:p>
              </table:table-cell>
              <table:table-cell office:value-type="float" office:value="2930.33333333333">
                <text:p>2930.33333333333</text:p>
              </table:table-cell>
            </table:table-row>
            <table:table-row>
              <table:table-cell office:value-type="string"/>
              <table:table-cell office:value-type="float" office:value="36088.6666666667">
                <text:p>36088.6666666667</text:p>
              </table:table-cell>
              <table:table-cell office:value-type="float" office:value="40716.6666666667">
                <text:p>40716.6666666667</text:p>
              </table:table-cell>
              <table:table-cell office:value-type="float" office:value="31955.6666666667">
                <text:p>31955.66666666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11.981cm" xlink:href=".." xlink:type="simple" chart:class="chart:bar" chart:style-name="ch1">
        <chart:legend chart:legend-position="end" svg:x="13.55cm" svg:y="5.442cm" style:legend-expansion="high" chart:style-name="ch2"/>
        <chart:plot-area chart:style-name="ch3" table:cell-range-address="Hoja5.B4:Hoja5.B4 Hoja5.D5:Hoja5.D6 Hoja5.B6:Hoja5.B6" chart:data-source-has-labels="column" svg:x="0.319cm" svg:y="0.239cm" svg:width="12.912cm" svg:height="11.503cm">
          <chart:coordinate-region svg:x="1.496cm" svg:y="0.438cm" svg:width="11.735cm" svg:height="11.10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5.D5:Hoja5.D5" chart:label-cell-address="Hoja5.B4:Hoja5.B4" chart:class="chart:bar">
            <chart:data-point/>
          </chart:series>
          <chart:series chart:style-name="ch8" chart:values-cell-range-address="Hoja5.D6:Hoja5.D6" chart:label-cell-address="Hoja5.B6:Hoja5.B6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aralela</text:p>
                <draw:g>
                  <svg:desc>Hoja5.B4:Hoja5.B4</svg:desc>
                </draw:g>
              </table:table-cell>
              <table:table-cell office:value-type="float" office:value="4918.76767676768">
                <text:p>4918.76767676768</text:p>
                <draw:g>
                  <svg:desc>Hoja5.D5:Hoja5.D5</svg:desc>
                </draw:g>
              </table:table-cell>
            </table:table-row>
            <table:table-row>
              <table:table-cell office:value-type="string">
                <text:p>Secuencial</text:p>
                <draw:g>
                  <svg:desc>Hoja5.B6:Hoja5.B6</svg:desc>
                </draw:g>
              </table:table-cell>
              <table:table-cell office:value-type="float" office:value="26856.6363636364">
                <text:p>26856.6363636364</text:p>
                <draw:g>
                  <svg:desc>Hoja5.D6:Hoja5.D6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